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/>
    </style:style>
    <style:style style:name="T6" style:parent-style-name="Standaardalinea-lettertype" style:family="text">
      <style:text-properties fo:language="nl" fo:country="NL" style:language-asian="nl" style:country-asian="NL"/>
    </style:style>
    <style:style style:name="T7" style:parent-style-name="Standaardalinea-lettertype" style:family="text">
      <style:text-properties fo:color="#FFFFFF" fo:font-size="16pt" style:font-size-asian="16pt" style:font-size-complex="16pt"/>
    </style:style>
    <style:style style:name="T8" style:parent-style-name="Standaardalinea-lettertype" style:family="text">
      <style:text-properties fo:text-transform="uppercase" fo:color="#FFFFFF"/>
    </style:style>
    <style:style style:name="P9" style:parent-style-name="Geenafstand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0" style:parent-style-name="Standaardalinea-lettertype" style:family="text">
      <style:text-properties style:font-name="Calibri Light" fo:color="#595959" fo:font-size="54pt" style:font-size-asian="54pt" style:font-size-complex="54pt"/>
    </style:style>
    <style:style style:name="P11" style:parent-style-name="Geenafstand" style:family="paragraph">
      <style:paragraph-properties fo:margin-top="0.1666in"/>
    </style:style>
    <style:style style:name="T12" style:parent-style-name="Standaardalinea-lettertype" style:family="text">
      <style:text-properties fo:text-transform="uppercase" fo:color="#44546A" fo:font-size="18pt" style:font-size-asian="18pt" style:font-size-complex="18pt"/>
    </style:style>
    <style:style style:name="P13" style:parent-style-name="Standaard" style:family="paragraph">
      <style:paragraph-properties fo:break-before="page"/>
    </style:style>
    <style:style style:name="P14" style:parent-style-name="Kop1" style:family="paragraph">
      <style:text-properties fo:language="nl" fo:country="NL"/>
    </style:style>
    <style:style style:name="P15" style:parent-style-name="Standaard" style:family="paragraph">
      <style:paragraph-properties fo:break-before="page"/>
      <style:text-properties fo:hyphenate="true"/>
    </style:style>
    <style:style style:name="P16" style:parent-style-name="Kop1" style:family="paragraph">
      <style:text-properties fo:language="nl" fo:country="NL"/>
    </style:style>
    <style:style style:name="P17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18" style:parent-style-name="Hyperlink" style:family="text">
      <style:text-properties fo:language="nl" fo:country="NL"/>
    </style:style>
    <style:style style:name="P19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P20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1" style:parent-style-name="Hyperlink" style:family="text">
      <style:text-properties fo:language="nl" fo:country="NL"/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3" style:parent-style-name="Hyperlink" style:family="text">
      <style:text-properties fo:language="nl" fo:country="NL"/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9.5652in"/>
        </style:tab-stops>
      </style:paragraph-properties>
    </style:style>
    <style:style style:name="T25" style:parent-style-name="Hyperlink" style:family="text">
      <style:text-properties fo:language="nl" fo:country="NL"/>
    </style:style>
    <style:style style:name="T26" style:parent-style-name="Hyperlink" style:family="text">
      <style:text-properties fo:language="nl" fo:country="NL"/>
    </style:style>
    <style:style style:name="T27" style:parent-style-name="Hyperlink" style:family="text">
      <style:text-properties fo:language="nl" fo:country="NL"/>
    </style:style>
    <style:style style:name="P28" style:parent-style-name="Standaard" style:family="paragraph">
      <style:text-properties fo:language="nl" fo:country="NL" fo:hyphenate="true"/>
    </style:style>
    <style:style style:name="P29" style:parent-style-name="Standaard" style:family="paragraph">
      <style:text-properties fo:language="nl" fo:country="NL"/>
    </style:style>
    <style:style style:name="P30" style:parent-style-name="Standaard" style:family="paragraph">
      <style:text-properties fo:hyphenate="true"/>
    </style:style>
    <style:style style:name="P31" style:parent-style-name="Kop1" style:family="paragraph">
      <style:paragraph-properties fo:break-before="page"/>
      <style:text-properties fo:language="nl" fo:country="NL"/>
    </style:style>
    <style:style style:name="P32" style:parent-style-name="Standaard" style:family="paragraph">
      <style:text-properties fo:language="nl" fo:country="NL"/>
    </style:style>
    <style:style style:name="P33" style:parent-style-name="Standaard" style:family="paragraph">
      <style:text-properties fo:language="nl" fo:country="NL"/>
    </style:style>
    <style:style style:name="P34" style:parent-style-name="Lijstalinea" style:family="paragraph">
      <style:text-properties fo:language="nl" fo:country="NL"/>
    </style:style>
    <style:style style:name="P35" style:parent-style-name="Lijstalinea" style:family="paragraph">
      <style:text-properties fo:language="nl" fo:country="NL"/>
    </style:style>
    <style:style style:name="P36" style:parent-style-name="Lijstalinea" style:family="paragraph">
      <style:text-properties fo:language="nl" fo:country="NL"/>
    </style:style>
    <style:style style:name="P37" style:parent-style-name="Standaard" style:family="paragraph">
      <style:text-properties fo:language="nl" fo:country="NL"/>
    </style:style>
    <style:style style:name="P38" style:parent-style-name="Lijstalinea" style:family="paragraph">
      <style:text-properties fo:language="nl" fo:country="NL"/>
    </style:style>
    <style:style style:name="P39" style:parent-style-name="Lijstalinea" style:family="paragraph">
      <style:text-properties fo:language="nl" fo:country="NL"/>
    </style:style>
    <style:style style:name="P40" style:parent-style-name="Lijstalinea" style:family="paragraph">
      <style:text-properties fo:language="nl" fo:country="NL"/>
    </style:style>
    <style:style style:name="P41" style:parent-style-name="Lijstalinea" style:family="paragraph">
      <style:text-properties fo:language="nl" fo:country="NL"/>
    </style:style>
    <style:style style:name="P42" style:parent-style-name="Lijstalinea" style:family="paragraph">
      <style:text-properties fo:language="nl" fo:country="NL"/>
    </style:style>
    <style:style style:name="P43" style:parent-style-name="Lijstalinea" style:family="paragraph">
      <style:text-properties fo:language="nl" fo:country="NL"/>
    </style:style>
    <style:style style:name="P44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45" style:parent-style-name="Lijstalinea" style:family="paragraph">
      <style:text-properties fo:language="nl" fo:country="NL"/>
    </style:style>
    <style:style style:name="P46" style:parent-style-name="Lijstalinea" style:family="paragraph">
      <style:text-properties fo:language="nl" fo:country="NL"/>
    </style:style>
    <style:style style:name="P47" style:parent-style-name="Lijstalinea" style:family="paragraph">
      <style:text-properties fo:language="nl" fo:country="NL"/>
    </style:style>
    <style:style style:name="P48" style:parent-style-name="Lijstalinea" style:family="paragraph">
      <style:text-properties fo:language="nl" fo:country="NL"/>
    </style:style>
    <style:style style:name="P49" style:parent-style-name="Lijstalinea" style:family="paragraph">
      <style:text-properties fo:language="nl" fo:country="NL"/>
    </style:style>
    <style:style style:name="P50" style:parent-style-name="Lijstalinea" style:family="paragraph">
      <style:text-properties fo:language="nl" fo:country="NL"/>
    </style:style>
    <style:style style:name="P51" style:parent-style-name="Lijstalinea" style:family="paragraph">
      <style:text-properties fo:language="nl" fo:country="NL"/>
    </style:style>
    <style:style style:name="P52" style:parent-style-name="Lijstalinea" style:family="paragraph">
      <style:text-properties fo:language="nl" fo:country="NL"/>
    </style:style>
    <style:style style:name="P53" style:parent-style-name="Lijstalinea" style:family="paragraph">
      <style:text-properties fo:language="nl" fo:country="NL"/>
    </style:style>
    <style:style style:name="P54" style:parent-style-name="Lijstalinea" style:family="paragraph">
      <style:text-properties fo:language="nl" fo:country="NL"/>
    </style:style>
    <style:style style:name="P55" style:parent-style-name="Lijstalinea" style:family="paragraph">
      <style:text-properties fo:language="nl" fo:country="NL"/>
    </style:style>
    <style:style style:name="P56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57" style:parent-style-name="Lijstalinea" style:family="paragraph">
      <style:text-properties fo:language="nl" fo:country="NL"/>
    </style:style>
    <style:style style:name="P58" style:parent-style-name="Lijstalinea" style:family="paragraph"/>
    <style:style style:name="T59" style:parent-style-name="Standaardalinea-lettertype" style:family="text">
      <style:text-properties fo:language="nl" fo:country="NL"/>
    </style:style>
    <style:style style:name="T60" style:parent-style-name="Standaardalinea-lettertype" style:family="text">
      <style:text-properties style:text-position="super 63.6%" fo:language="nl" fo:country="NL"/>
    </style:style>
    <style:style style:name="T61" style:parent-style-name="Standaardalinea-lettertype" style:family="text">
      <style:text-properties fo:language="nl" fo:country="NL"/>
    </style:style>
    <style:style style:name="T62" style:parent-style-name="Standaardalinea-lettertype" style:family="text">
      <style:text-properties fo:language="nl" fo:country="NL"/>
    </style:style>
    <style:style style:name="T63" style:parent-style-name="Standaardalinea-lettertype" style:family="text">
      <style:text-properties style:text-position="super 63.6%" fo:language="nl" fo:country="NL"/>
    </style:style>
    <style:style style:name="T64" style:parent-style-name="Standaardalinea-lettertype" style:family="text">
      <style:text-properties fo:language="nl" fo:country="NL"/>
    </style:style>
    <style:style style:name="T65" style:parent-style-name="Standaardalinea-lettertype" style:family="text">
      <style:text-properties style:text-position="super 63.6%" fo:language="nl" fo:country="NL"/>
    </style:style>
    <style:style style:name="T66" style:parent-style-name="Standaardalinea-lettertype" style:family="text">
      <style:text-properties fo:language="nl" fo:country="NL"/>
    </style:style>
    <style:style style:name="T67" style:parent-style-name="Standaardalinea-lettertype" style:family="text">
      <style:text-properties style:text-position="super 63.6%" fo:language="nl" fo:country="NL"/>
    </style:style>
    <style:style style:name="T68" style:parent-style-name="Standaardalinea-lettertype" style:family="text">
      <style:text-properties fo:language="nl" fo:country="NL"/>
    </style:style>
    <style:style style:name="T69" style:parent-style-name="Standaardalinea-lettertype" style:family="text">
      <style:text-properties fo:language="nl" fo:country="NL"/>
    </style:style>
    <style:style style:name="T70" style:parent-style-name="Standaardalinea-lettertype" style:family="text">
      <style:text-properties style:text-position="super 63.6%" fo:language="nl" fo:country="NL"/>
    </style:style>
    <style:style style:name="T71" style:parent-style-name="Standaardalinea-lettertype" style:family="text">
      <style:text-properties fo:language="nl" fo:country="NL"/>
    </style:style>
    <style:style style:name="P72" style:parent-style-name="Lijstalinea" style:family="paragraph">
      <style:text-properties fo:language="nl" fo:country="NL"/>
    </style:style>
    <style:style style:name="P73" style:parent-style-name="Lijstalinea" style:family="paragraph">
      <style:text-properties fo:language="nl" fo:country="NL"/>
    </style:style>
    <style:style style:name="P74" style:parent-style-name="Lijstalinea" style:family="paragraph">
      <style:text-properties fo:language="nl" fo:country="NL"/>
    </style:style>
    <style:style style:name="P75" style:parent-style-name="Lijstalinea" style:family="paragraph">
      <style:text-properties fo:language="nl" fo:country="NL"/>
    </style:style>
    <style:style style:name="P76" style:parent-style-name="Lijstalinea" style:family="paragraph">
      <style:text-properties fo:language="nl" fo:country="NL"/>
    </style:style>
    <style:style style:name="P77" style:parent-style-name="Lijstalinea" style:family="paragraph">
      <style:text-properties fo:language="nl" fo:country="NL"/>
    </style:style>
    <style:style style:name="P78" style:parent-style-name="Lijstalinea" style:family="paragraph">
      <style:text-properties fo:language="nl" fo:country="NL"/>
    </style:style>
    <style:style style:name="P79" style:parent-style-name="Standaard" style:family="paragraph">
      <style:paragraph-properties fo:break-before="page"/>
      <style:text-properties fo:language="nl" fo:country="NL" fo:hyphenate="true"/>
    </style:style>
    <style:style style:name="T80" style:parent-style-name="Standaardalinea-lettertype" style:family="text">
      <style:text-properties fo:language="nl" fo:country="NL" style:language-asian="nl" style:country-asian="NL"/>
    </style:style>
    <style:style style:name="T81" style:parent-style-name="Standaardalinea-lettertype" style:family="text">
      <style:text-properties fo:language="nl" fo:country="NL"/>
    </style:style>
    <style:style style:name="T82" style:parent-style-name="Standaardalinea-lettertype" style:family="text">
      <style:text-properties fo:language="nl" fo:country="NL" style:language-asian="nl" style:country-asian="NL"/>
    </style:style>
    <style:style style:name="T83" style:parent-style-name="Kop2Char" style:family="text">
      <style:text-properties style:font-name-asian="Calibri" fo:language="nl" fo:country="NL" style:language-asian="nl" style:country-asian="NL"/>
    </style:style>
    <style:style style:name="T84" style:parent-style-name="Kop2Char" style:family="text">
      <style:text-properties style:font-name-asian="Calibri" fo:language="nl" fo:country="NL"/>
    </style:style>
    <style:style style:name="T85" style:parent-style-name="Standaardalinea-lettertype" style:family="text">
      <style:text-properties fo:language="nl" fo:country="NL"/>
    </style:style>
    <style:style style:name="T86" style:parent-style-name="Standaardalinea-lettertype" style:family="text">
      <style:text-properties fo:language="nl" fo:country="NL" style:language-asian="nl" style:country-asian="NL"/>
    </style:style>
    <style:style style:name="T87" style:parent-style-name="Standaardalinea-lettertype" style:family="text">
      <style:text-properties fo:language="nl" fo:country="NL" style:language-asian="nl" style:country-asian="NL"/>
    </style:style>
    <style:style style:name="P88" style:parent-style-name="Standaard" style:family="paragraph">
      <style:text-properties fo:language="nl" fo:country="NL"/>
    </style:style>
    <style:style style:name="P89" style:parent-style-name="Standaard" style:family="paragraph">
      <style:text-properties fo:language="nl" fo:country="NL"/>
    </style:style>
    <style:style style:name="T90" style:parent-style-name="Standaardalinea-lettertype" style:family="text">
      <style:text-properties fo:language="nl" fo:country="NL" style:language-asian="nl" style:country-asian="NL"/>
    </style:style>
    <style:style style:name="T91" style:parent-style-name="Standaardalinea-lettertype" style:family="text">
      <style:text-properties fo:language="nl" fo:country="NL" style:language-asian="nl" style:country-asian="NL"/>
    </style:style>
    <style:style style:name="P92" style:parent-style-name="Standaard" style:family="paragraph">
      <style:paragraph-properties fo:text-align="center"/>
    </style:style>
    <style:style style:name="T93" style:parent-style-name="Standaardalinea-lettertype" style:family="text">
      <style:text-properties fo:language="nl" fo:country="NL" style:language-asian="nl" style:country-asian="NL"/>
    </style:style>
    <style:style style:name="T94" style:parent-style-name="Standaardalinea-lettertype" style:family="text">
      <style:text-properties fo:language="nl" fo:country="NL" style:language-asian="nl" style:country-asian="NL"/>
    </style:style>
    <style:style style:name="T95" style:parent-style-name="Standaardalinea-lettertype" style:family="text">
      <style:text-properties fo:language="nl" fo:country="NL" style:language-asian="nl" style:country-asian="NL"/>
    </style:style>
    <style:style style:name="T96" style:parent-style-name="Standaardalinea-lettertype" style:family="text">
      <style:text-properties fo:language="nl" fo:country="NL" style:language-asian="nl" style:country-asian="NL"/>
    </style:style>
    <style:style style:name="T97" style:parent-style-name="Standaardalinea-lettertype" style:family="text">
      <style:text-properties fo:language="nl" fo:country="NL" style:language-asian="nl" style:country-asian="NL"/>
    </style:style>
    <style:style style:name="T98" style:parent-style-name="Standaardalinea-lettertype" style:family="text">
      <style:text-properties fo:language="nl" fo:country="NL" style:language-asian="nl" style:country-asian="NL"/>
    </style:style>
    <style:style style:name="T99" style:parent-style-name="Standaardalinea-lettertype" style:family="text">
      <style:text-properties fo:language="nl" fo:country="NL" style:language-asian="nl" style:country-asian="NL"/>
    </style:style>
    <style:style style:name="T100" style:parent-style-name="Standaardalinea-lettertype" style:family="text">
      <style:text-properties fo:language="nl" fo:country="NL" style:language-asian="nl" style:country-asian="NL"/>
    </style:style>
    <style:style style:name="T101" style:parent-style-name="Standaardalinea-lettertype" style:family="text">
      <style:text-properties fo:font-size="20pt" style:font-size-asian="20pt" style:font-size-complex="20pt"/>
    </style:style>
    <style:style style:name="T102" style:parent-style-name="Standaardalinea-lettertype" style:family="text">
      <style:text-properties fo:language="nl" fo:country="NL" style:language-asian="nl" style:country-asian="NL"/>
    </style:style>
    <style:style style:name="T103" style:parent-style-name="Standaardalinea-lettertype" style:family="text">
      <style:text-properties fo:language="nl" fo:country="NL" style:language-asian="nl" style:country-asian="NL"/>
    </style:style>
    <style:style style:name="T104" style:parent-style-name="Standaardalinea-lettertype" style:family="text">
      <style:text-properties fo:language="nl" fo:country="NL" style:language-asian="nl" style:country-asian="NL"/>
    </style:style>
    <style:style style:name="T105" style:parent-style-name="Standaardalinea-lettertype" style:family="text">
      <style:text-properties fo:language="nl" fo:country="NL" style:language-asian="nl" style:country-asian="NL"/>
    </style:style>
    <style:style style:name="P106" style:parent-style-name="Standaard" style:family="paragraph">
      <style:text-properties fo:font-size="20pt" style:font-size-asian="20pt" style:font-size-complex="20pt"/>
    </style:style>
    <style:style style:name="T107" style:parent-style-name="Standaardalinea-lettertype" style:family="text">
      <style:text-properties fo:language="nl" fo:country="NL" style:language-asian="nl" style:country-asian="NL"/>
    </style:style>
    <style:style style:name="T108" style:parent-style-name="Standaardalinea-lettertype" style:family="text">
      <style:text-properties fo:language="nl" fo:country="NL" style:language-asian="nl" style:country-asian="NL"/>
    </style:style>
    <style:style style:name="T109" style:parent-style-name="Standaardalinea-lettertype" style:family="text">
      <style:text-properties fo:language="nl" fo:country="NL" style:language-asian="nl" style:country-asian="NL"/>
    </style:style>
    <style:style style:name="T110" style:parent-style-name="Standaardalinea-lettertype" style:family="text">
      <style:text-properties fo:language="nl" fo:country="NL" style:language-asian="nl" style:country-asian="NL"/>
    </style:style>
    <style:style style:name="T111" style:parent-style-name="Standaardalinea-lettertype" style:family="text">
      <style:text-properties fo:language="nl" fo:country="NL" style:language-asian="nl" style:country-asian="NL"/>
    </style:style>
    <style:style style:name="T112" style:parent-style-name="Standaardalinea-lettertype" style:family="text">
      <style:text-properties fo:language="nl" fo:country="NL" style:language-asian="nl" style:country-asian="NL"/>
    </style:style>
    <style:style style:name="P113" style:parent-style-name="Standaard" style:family="paragraph">
      <style:text-properties fo:text-shadow="0in 0.0277in 0.0416in #6E747A" fo:color="#5B9BD5" fo:font-size="25pt" style:font-size-asian="25pt" style:font-size-complex="25pt"/>
    </style:style>
    <style:style style:name="T114" style:parent-style-name="Standaardalinea-lettertype" style:family="text">
      <style:text-properties fo:language="nl" fo:country="NL" style:language-asian="nl" style:country-asian="NL"/>
    </style:style>
    <style:style style:name="T115" style:parent-style-name="Standaardalinea-lettertype" style:family="text">
      <style:text-properties fo:language="nl" fo:country="NL" style:language-asian="nl" style:country-asian="NL"/>
    </style:style>
    <style:style style:name="T116" style:parent-style-name="Standaardalinea-lettertype" style:family="text">
      <style:text-properties fo:language="nl" fo:country="NL" style:language-asian="nl" style:country-asian="NL"/>
    </style:style>
    <style:style style:name="T117" style:parent-style-name="Standaardalinea-lettertype" style:family="text">
      <style:text-properties fo:language="nl" fo:country="NL" style:language-asian="nl" style:country-asian="NL"/>
    </style:style>
    <style:style style:name="P118" style:parent-style-name="Standaard" style:family="paragraph">
      <style:paragraph-properties fo:break-before="page"/>
      <style:text-properties fo:language="nl" fo:country="NL"/>
    </style:style>
    <style:style style:name="P119" style:parent-style-name="Standaard" style:family="paragraph">
      <style:text-properties fo:hyphenate="true"/>
    </style:style>
    <style:style style:name="T120" style:parent-style-name="Standaardalinea-lettertype" style:family="text">
      <style:text-properties fo:language="nl" fo:country="NL" style:language-asian="nl" style:country-asian="NL"/>
    </style:style>
    <style:style style:name="P121" style:parent-style-name="Standaard" style:family="paragraph">
      <style:paragraph-properties fo:text-align="center"/>
    </style:style>
    <style:style style:name="T122" style:parent-style-name="Standaardalinea-lettertype" style:family="text">
      <style:text-properties fo:language="nl" fo:country="NL" style:language-asian="nl" style:country-asian="NL"/>
    </style:style>
    <style:style style:name="P123" style:parent-style-name="Standaard" style:family="paragraph">
      <style:paragraph-properties fo:text-align="center"/>
      <style:text-properties fo:color="#000000" fo:font-size="20pt" style:font-size-asian="20pt" style:font-size-complex="20pt"/>
    </style:style>
    <style:style style:name="T124" style:parent-style-name="Standaardalinea-lettertype" style:family="text">
      <style:text-properties fo:language="nl" fo:country="NL"/>
    </style:style>
    <style:style style:name="T125" style:parent-style-name="Kop2Char" style:family="text">
      <style:text-properties style:font-name-asian="Calibri" fo:language="nl" fo:country="NL"/>
    </style:style>
    <style:style style:name="P126" style:parent-style-name="Standaard" style:family="paragraph">
      <style:text-properties fo:hyphenate="true"/>
    </style:style>
    <style:style style:name="T127" style:parent-style-name="Standaardalinea-lettertype" style:family="text">
      <style:text-properties fo:language="nl" fo:country="NL" style:language-asian="nl" style:country-asian="NL"/>
    </style:style>
    <style:style style:name="T128" style:parent-style-name="Standaardalinea-lettertype" style:family="text">
      <style:text-properties fo:language="nl" fo:country="NL" style:language-asian="nl" style:country-asian="NL"/>
    </style:style>
    <style:style style:name="T129" style:parent-style-name="Standaardalinea-lettertype" style:family="text">
      <style:text-properties fo:language="nl" fo:country="NL" style:language-asian="nl" style:country-asian="NL"/>
    </style:style>
    <style:style style:name="P130" style:parent-style-name="Standaard" style:family="paragraph">
      <style:paragraph-properties fo:text-align="center"/>
      <style:text-properties fo:color="#000000" fo:language="nl" fo:country="NL"/>
    </style:style>
    <style:style style:name="T131" style:parent-style-name="Standaardalinea-lettertype" style:family="text">
      <style:text-properties fo:language="nl" fo:country="NL" style:language-asian="nl" style:country-asian="NL"/>
    </style:style>
    <style:style style:name="P132" style:parent-style-name="Standaard" style:family="paragraph">
      <style:paragraph-properties fo:text-align="center"/>
      <style:text-properties fo:color="#000000"/>
    </style:style>
    <style:style style:name="T133" style:parent-style-name="Standaardalinea-lettertype" style:family="text">
      <style:text-properties fo:language="nl" fo:country="NL" style:language-asian="nl" style:country-asian="NL"/>
    </style:style>
    <style:style style:name="P134" style:parent-style-name="Standaard" style:family="paragraph">
      <style:paragraph-properties fo:text-align="center"/>
      <style:text-properties fo:color="#000000"/>
    </style:style>
    <style:style style:name="T135" style:parent-style-name="Standaardalinea-lettertype" style:family="text">
      <style:text-properties fo:language="nl" fo:country="NL" style:language-asian="nl" style:country-asian="NL"/>
    </style:style>
    <style:style style:name="P136" style:parent-style-name="Standaard" style:family="paragraph">
      <style:paragraph-properties fo:text-align="center"/>
      <style:text-properties fo:color="#000000"/>
    </style:style>
    <style:style style:name="P137" style:parent-style-name="Standaard" style:family="paragraph">
      <style:paragraph-properties fo:text-align="center"/>
      <style:text-properties fo:color="#000000"/>
    </style:style>
    <style:style style:name="T138" style:parent-style-name="Standaardalinea-lettertype" style:family="text">
      <style:text-properties fo:language="nl" fo:country="NL" style:language-asian="nl" style:country-asian="NL"/>
    </style:style>
    <style:style style:name="P139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P140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T141" style:parent-style-name="Standaardalinea-lettertype" style:family="text">
      <style:text-properties fo:language="nl" fo:country="NL" style:language-asian="nl" style:country-asian="NL"/>
    </style:style>
    <style:style style:name="T142" style:parent-style-name="Standaardalinea-lettertype" style:family="text">
      <style:text-properties fo:language="nl" fo:country="NL" style:language-asian="nl" style:country-asian="NL"/>
    </style:style>
    <style:style style:name="P143" style:parent-style-name="Standaard" style:family="paragraph">
      <style:paragraph-properties fo:text-align="center"/>
      <style:text-properties fo:color="#000000"/>
    </style:style>
    <style:style style:name="T144" style:parent-style-name="Standaardalinea-lettertype" style:family="text">
      <style:text-properties fo:language="nl" fo:country="NL" style:language-asian="nl" style:country-asian="NL"/>
    </style:style>
    <style:style style:name="P145" style:parent-style-name="Standaard" style:family="paragraph">
      <style:paragraph-properties fo:text-align="center"/>
      <style:text-properties fo:color="#000000"/>
    </style:style>
    <style:style style:name="T146" style:parent-style-name="Standaardalinea-lettertype" style:family="text">
      <style:text-properties fo:language="nl" fo:country="NL" style:language-asian="nl" style:country-asian="NL"/>
    </style:style>
    <style:style style:name="P147" style:parent-style-name="Kop2" style:family="paragraph">
      <style:text-properties fo:language="nl" fo:country="NL"/>
    </style:style>
    <style:style style:name="P148" style:parent-style-name="Standaard" style:family="paragraph">
      <style:paragraph-properties fo:break-before="page"/>
      <style:text-properties fo:language="nl" fo:country="NL" fo:hyphenate="true"/>
    </style:style>
    <style:style style:name="P149" style:parent-style-name="Kop2" style:family="paragraph">
      <style:text-properties fo:language="nl" fo:country="NL"/>
    </style:style>
    <style:style style:name="P150" style:parent-style-name="Standaard" style:family="paragraph">
      <style:text-properties fo:hyphenate="true"/>
    </style:style>
    <style:style style:name="T151" style:parent-style-name="Standaardalinea-lettertype" style:family="text">
      <style:text-properties fo:language="nl" fo:country="NL" style:language-asian="nl" style:country-asian="NL"/>
    </style:style>
    <style:style style:name="T152" style:parent-style-name="Standaardalinea-lettertype" style:family="text">
      <style:text-properties fo:language="nl" fo:country="NL" style:language-asian="nl" style:country-asian="NL"/>
    </style:style>
    <style:style style:name="T153" style:parent-style-name="Standaardalinea-lettertype" style:family="text">
      <style:text-properties fo:language="nl" fo:country="NL" style:language-asian="nl" style:country-asian="NL"/>
    </style:style>
    <style:style style:name="P154" style:parent-style-name="Standaard" style:family="paragraph">
      <style:paragraph-properties fo:text-align="center"/>
      <style:text-properties fo:color="#000000"/>
    </style:style>
    <style:style style:name="T155" style:parent-style-name="Standaardalinea-lettertype" style:family="text">
      <style:text-properties fo:language="nl" fo:country="NL" style:language-asian="nl" style:country-asian="NL"/>
    </style:style>
    <style:style style:name="P156" style:parent-style-name="Standaard" style:family="paragraph">
      <style:paragraph-properties fo:text-align="center"/>
      <style:text-properties fo:text-shadow="0.0145in 0.0145in 0.0416in #000000" fo:color="#000000"/>
    </style:style>
    <style:style style:name="T157" style:parent-style-name="Standaardalinea-lettertype" style:family="text">
      <style:text-properties fo:language="nl" fo:country="NL" style:language-asian="nl" style:country-asian="NL"/>
    </style:style>
    <style:style style:name="P158" style:parent-style-name="Standaard" style:family="paragraph">
      <style:paragraph-properties fo:text-align="center"/>
      <style:text-properties fo:color="#000000"/>
    </style:style>
    <style:style style:name="T159" style:parent-style-name="Standaardalinea-lettertype" style:family="text">
      <style:text-properties fo:language="nl" fo:country="NL" style:language-asian="nl" style:country-asian="NL"/>
    </style:style>
    <style:style style:name="P160" style:parent-style-name="Standaard" style:family="paragraph">
      <style:paragraph-properties fo:text-align="center"/>
      <style:text-properties fo:color="#000000"/>
    </style:style>
    <style:style style:name="T161" style:parent-style-name="Standaardalinea-lettertype" style:family="text">
      <style:text-properties fo:language="nl" fo:country="NL" style:language-asian="nl" style:country-asian="NL"/>
    </style:style>
    <style:style style:name="P162" style:parent-style-name="Standaard" style:family="paragraph">
      <style:paragraph-properties fo:text-align="center"/>
      <style:text-properties fo:color="#000000"/>
    </style:style>
    <style:style style:name="T163" style:parent-style-name="Standaardalinea-lettertype" style:family="text">
      <style:text-properties fo:language="nl" fo:country="NL" style:language-asian="nl" style:country-asian="NL"/>
    </style:style>
    <style:style style:name="T164" style:parent-style-name="Standaardalinea-lettertype" style:family="text">
      <style:text-properties fo:language="nl" fo:country="NL" style:language-asian="nl" style:country-asian="NL"/>
    </style:style>
    <style:style style:name="T165" style:parent-style-name="Standaardalinea-lettertype" style:family="text">
      <style:text-properties fo:language="nl" fo:country="NL" style:language-asian="nl" style:country-asian="NL"/>
    </style:style>
    <style:style style:name="P166" style:parent-style-name="Standaard" style:family="paragraph">
      <style:paragraph-properties fo:text-align="center"/>
      <style:text-properties fo:font-weight="bold" style:font-weight-asian="bold" fo:font-style="italic" style:font-style-asian="italic" fo:color="#00B050" fo:font-size="15pt" style:font-size-asian="15pt" style:font-size-complex="15pt"/>
    </style:style>
    <style:style style:name="T167" style:parent-style-name="Standaardalinea-lettertype" style:family="text">
      <style:text-properties fo:language="nl" fo:country="NL" style:language-asian="nl" style:country-asian="NL"/>
    </style:style>
    <style:style style:name="T168" style:parent-style-name="Standaardalinea-lettertype" style:family="text">
      <style:text-properties fo:language="nl" fo:country="NL" style:language-asian="nl" style:country-asian="NL"/>
    </style:style>
    <style:style style:name="T169" style:parent-style-name="Standaardalinea-lettertype" style:family="text">
      <style:text-properties fo:language="nl" fo:country="NL" style:language-asian="nl" style:country-asian="NL"/>
    </style:style>
    <style:style style:name="T170" style:parent-style-name="Standaardalinea-lettertype" style:family="text">
      <style:text-properties fo:language="nl" fo:country="NL" style:language-asian="nl" style:country-asian="NL"/>
    </style:style>
    <style:style style:name="P171" style:parent-style-name="Standaard" style:family="paragraph">
      <style:paragraph-properties fo:text-align="center"/>
      <style:text-properties fo:color="#000000"/>
    </style:style>
    <style:style style:name="T172" style:parent-style-name="Standaardalinea-lettertype" style:family="text">
      <style:text-properties fo:language="nl" fo:country="NL" style:language-asian="nl" style:country-asian="NL"/>
    </style:style>
    <style:style style:name="P173" style:parent-style-name="Standaard" style:family="paragraph">
      <style:paragraph-properties fo:text-align="center"/>
      <style:text-properties fo:color="#000000"/>
    </style:style>
    <style:style style:name="T174" style:parent-style-name="Standaardalinea-lettertype" style:family="text">
      <style:text-properties fo:language="nl" fo:country="NL" style:language-asian="nl" style:country-asian="NL"/>
    </style:style>
    <style:style style:name="P175" style:parent-style-name="Standaard" style:family="paragraph">
      <style:paragraph-properties fo:text-align="center"/>
      <style:text-properties fo:color="#000000"/>
    </style:style>
    <style:style style:name="T176" style:parent-style-name="Standaardalinea-lettertype" style:family="text">
      <style:text-properties fo:language="nl" fo:country="NL" style:language-asian="nl" style:country-asian="NL"/>
    </style:style>
    <style:style style:name="P177" style:parent-style-name="Standaard" style:family="paragraph">
      <style:paragraph-properties fo:text-align="center"/>
      <style:text-properties fo:color="#000000"/>
    </style:style>
    <style:style style:name="T178" style:parent-style-name="Standaardalinea-lettertype" style:family="text">
      <style:text-properties fo:language="nl" fo:country="NL" style:language-asian="nl" style:country-asian="NL"/>
    </style:style>
    <style:style style:name="P179" style:parent-style-name="Standaard" style:family="paragraph">
      <style:paragraph-properties fo:text-align="center"/>
      <style:text-properties fo:color="#000000"/>
    </style:style>
    <style:style style:name="T180" style:parent-style-name="Standaardalinea-lettertype" style:family="text">
      <style:text-properties fo:language="nl" fo:country="NL" style:language-asian="nl" style:country-asian="NL"/>
    </style:style>
    <style:style style:name="P181" style:parent-style-name="Standaard" style:family="paragraph">
      <style:paragraph-properties fo:text-align="center"/>
      <style:text-properties fo:color="#000000"/>
    </style:style>
    <style:style style:name="T182" style:parent-style-name="Standaardalinea-lettertype" style:family="text">
      <style:text-properties fo:language="nl" fo:country="NL" style:language-asian="nl" style:country-asian="NL"/>
    </style:style>
    <style:style style:name="P183" style:parent-style-name="Standaard" style:family="paragraph">
      <style:paragraph-properties fo:text-align="center"/>
      <style:text-properties fo:color="#000000"/>
    </style:style>
    <style:style style:name="T184" style:parent-style-name="Standaardalinea-lettertype" style:family="text">
      <style:text-properties fo:language="nl" fo:country="NL" style:language-asian="nl" style:country-asian="NL"/>
    </style:style>
    <style:style style:name="P185" style:parent-style-name="Standaard" style:family="paragraph">
      <style:paragraph-properties fo:text-align="center"/>
      <style:text-properties fo:color="#000000"/>
    </style:style>
    <style:style style:name="T186" style:parent-style-name="Standaardalinea-lettertype" style:family="text">
      <style:text-properties fo:language="nl" fo:country="NL" style:language-asian="nl" style:country-asian="NL"/>
    </style:style>
    <style:style style:name="P187" style:parent-style-name="Standaard" style:family="paragraph">
      <style:paragraph-properties fo:text-align="center"/>
      <style:text-properties fo:color="#000000"/>
    </style:style>
    <style:style style:name="T188" style:parent-style-name="Standaardalinea-lettertype" style:family="text">
      <style:text-properties fo:language="nl" fo:country="NL" style:language-asian="nl" style:country-asian="NL"/>
    </style:style>
    <style:style style:name="P189" style:parent-style-name="Standaard" style:family="paragraph">
      <style:paragraph-properties fo:text-align="center"/>
      <style:text-properties fo:color="#000000"/>
    </style:style>
    <style:style style:name="T190" style:parent-style-name="Standaardalinea-lettertype" style:family="text">
      <style:text-properties fo:language="nl" fo:country="NL" style:language-asian="nl" style:country-asian="NL"/>
    </style:style>
    <style:style style:name="P191" style:parent-style-name="Standaard" style:family="paragraph">
      <style:paragraph-properties fo:text-align="center"/>
      <style:text-properties fo:color="#000000"/>
    </style:style>
    <style:style style:name="T192" style:parent-style-name="Standaardalinea-lettertype" style:family="text">
      <style:text-properties fo:language="nl" fo:country="NL" style:language-asian="nl" style:country-asian="NL"/>
    </style:style>
    <style:style style:name="P193" style:parent-style-name="Standaard" style:family="paragraph">
      <style:paragraph-properties fo:break-before="page"/>
      <style:text-properties fo:hyphenate="true"/>
    </style:style>
    <style:style style:name="T194" style:parent-style-name="Standaardalinea-lettertype" style:family="text">
      <style:text-properties fo:language="nl" fo:country="NL" style:language-asian="nl" style:country-asian="NL"/>
    </style:style>
    <style:style style:name="P195" style:parent-style-name="Standaard" style:family="paragraph">
      <style:paragraph-properties fo:text-align="center"/>
    </style:style>
    <style:style style:name="T196" style:parent-style-name="Standaardalinea-lettertype" style:family="text">
      <style:text-properties fo:language="nl" fo:country="NL" style:language-asian="nl" style:country-asian="NL"/>
    </style:style>
    <style:style style:name="P197" style:parent-style-name="Standaard" style:family="paragraph">
      <style:paragraph-properties fo:text-align="center"/>
      <style:text-properties fo:color="#000000"/>
    </style:style>
    <style:style style:name="T198" style:parent-style-name="Standaardalinea-lettertype" style:family="text">
      <style:text-properties fo:language="nl" fo:country="NL" style:language-asian="nl" style:country-asian="NL"/>
    </style:style>
    <style:style style:name="P199" style:parent-style-name="Standaard" style:family="paragraph">
      <style:paragraph-properties fo:text-align="center"/>
    </style:style>
    <style:style style:name="T200" style:parent-style-name="Standaardalinea-lettertype" style:family="text">
      <style:text-properties fo:language="nl" fo:country="NL" style:language-asian="nl" style:country-asian="NL"/>
    </style:style>
    <style:style style:name="P201" style:parent-style-name="Standaard" style:family="paragraph">
      <style:paragraph-properties fo:text-align="center"/>
    </style:style>
    <style:style style:name="T202" style:parent-style-name="Standaardalinea-lettertype" style:family="text">
      <style:text-properties fo:language="nl" fo:country="NL" style:language-asian="nl" style:country-asian="NL"/>
    </style:style>
    <style:style style:name="P203" style:parent-style-name="Standaard" style:family="paragraph">
      <style:paragraph-properties fo:text-align="center"/>
      <style:text-properties fo:color="#000000"/>
    </style:style>
    <style:style style:name="T204" style:parent-style-name="Standaardalinea-lettertype" style:family="text">
      <style:text-properties fo:language="nl" fo:country="NL" style:language-asian="nl" style:country-asian="NL"/>
    </style:style>
    <style:style style:name="T205" style:parent-style-name="Standaardalinea-lettertype" style:family="text">
      <style:text-properties fo:language="nl" fo:country="NL" style:language-asian="nl" style:country-asian="NL"/>
    </style:style>
    <style:style style:name="T206" style:parent-style-name="Standaardalinea-lettertype" style:family="text">
      <style:text-properties fo:language="nl" fo:country="NL" style:language-asian="nl" style:country-asian="NL"/>
    </style:style>
    <style:style style:name="P207" style:parent-style-name="Standaard" style:family="paragraph">
      <style:paragraph-properties fo:text-align="center"/>
      <style:text-properties fo:language="nl" fo:country="NL"/>
    </style:style>
    <style:style style:name="P208" style:parent-style-name="Standaard" style:family="paragraph">
      <style:paragraph-properties fo:text-align="center"/>
      <style:text-properties fo:language="nl" fo:country="NL"/>
    </style:style>
    <style:style style:name="P209" style:parent-style-name="Standaard" style:family="paragraph">
      <style:paragraph-properties fo:text-align="center"/>
      <style:text-properties fo:language="nl" fo:country="NL"/>
    </style:style>
    <style:style style:name="T210" style:parent-style-name="Standaardalinea-lettertype" style:family="text">
      <style:text-properties fo:language="nl" fo:country="NL" style:language-asian="nl" style:country-asian="NL"/>
    </style:style>
    <style:style style:name="T211" style:parent-style-name="Standaardalinea-lettertype" style:family="text">
      <style:text-properties fo:language="nl" fo:country="NL" style:language-asian="nl" style:country-asian="NL"/>
    </style:style>
    <style:style style:name="P212" style:parent-style-name="Standaard" style:family="paragraph">
      <style:paragraph-properties fo:text-align="center"/>
      <style:text-properties fo:color="#000000"/>
    </style:style>
    <style:style style:name="T213" style:parent-style-name="Standaardalinea-lettertype" style:family="text">
      <style:text-properties fo:language="nl" fo:country="NL" style:language-asian="nl" style:country-asian="NL"/>
    </style:style>
    <style:style style:name="P214" style:parent-style-name="Standaard" style:family="paragraph">
      <style:paragraph-properties fo:text-align="center"/>
      <style:text-properties fo:color="#000000"/>
    </style:style>
    <style:style style:name="T215" style:parent-style-name="Standaardalinea-lettertype" style:family="text">
      <style:text-properties fo:language="nl" fo:country="NL" style:language-asian="nl" style:country-asian="NL"/>
    </style:style>
    <style:style style:name="P216" style:parent-style-name="Standaard" style:family="paragraph">
      <style:paragraph-properties fo:text-align="center"/>
      <style:text-properties fo:color="#000000"/>
    </style:style>
    <style:style style:name="T217" style:parent-style-name="Kop2Char" style:family="text">
      <style:text-properties style:font-name-asian="Calibri" fo:language="nl" fo:country="NL"/>
    </style:style>
    <style:style style:name="P218" style:parent-style-name="Standaard" style:family="paragraph">
      <style:text-properties fo:language="nl" fo:country="NL"/>
    </style:style>
    <style:style style:name="P219" style:parent-style-name="Standaard" style:family="paragraph">
      <style:text-properties fo:language="nl" fo:country="NL"/>
    </style:style>
    <style:style style:name="P220" style:parent-style-name="Standaard" style:family="paragraph">
      <style:text-properties fo:language="nl" fo:country="NL"/>
    </style:style>
    <style:style style:name="P221" style:parent-style-name="Standaard" style:family="paragraph">
      <style:text-properties fo:language="nl" fo:country="NL"/>
    </style:style>
    <style:style style:name="P222" style:parent-style-name="Standaard" style:family="paragraph">
      <style:text-properties fo:language="nl" fo:country="NL"/>
    </style:style>
    <style:style style:name="P223" style:parent-style-name="Standaard" style:family="paragraph">
      <style:text-properties fo:language="nl" fo:country="NL"/>
    </style:style>
    <style:style style:name="P224" style:parent-style-name="Standaard" style:family="paragraph">
      <style:paragraph-properties fo:break-before="page"/>
      <style:text-properties fo:hyphenate="true"/>
    </style:style>
    <style:style style:name="T225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26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27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28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29" style:parent-style-name="Standaard" style:family="paragraph">
      <style:paragraph-properties fo:text-align="center"/>
    </style:style>
    <style:style style:name="T230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1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2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33" style:parent-style-name="Standaard" style:family="paragraph">
      <style:paragraph-properties fo:text-align="center"/>
    </style:style>
    <style:style style:name="T234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35" style:parent-style-name="Standaard" style:family="paragraph">
      <style:paragraph-properties fo:text-align="center"/>
    </style:style>
    <style:style style:name="T236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37" style:parent-style-name="Standaard" style:family="paragraph">
      <style:paragraph-properties fo:text-align="center"/>
    </style:style>
    <style:style style:name="T238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39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T240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41" style:parent-style-name="Standaard" style:family="paragraph">
      <style:text-properties fo:language="nl" fo:country="NL"/>
    </style:style>
    <style:style style:name="T242" style:parent-style-name="Standaardalinea-lettertype" style:family="text">
      <style:text-properties style:font-name="Calibri Light" fo:color="#2E74B5" fo:font-size="13pt" style:font-size-asian="13pt" style:font-size-complex="13pt" fo:language="nl" fo:country="NL" style:language-asian="nl" style:country-asian="NL"/>
    </style:style>
    <style:style style:name="P243" style:parent-style-name="Standaard" style:family="paragraph">
      <style:paragraph-properties fo:text-align="center"/>
    </style:style>
    <style:style style:name="T244" style:parent-style-name="Kop2Char" style:family="text">
      <style:text-properties style:font-name-asian="Calibri" fo:language="nl" fo:country="NL"/>
    </style:style>
    <style:style style:name="P245" style:parent-style-name="Standaard" style:family="paragraph">
      <style:paragraph-properties fo:break-before="page"/>
      <style:text-properties fo:hyphenate="true"/>
    </style:style>
    <style:style style:name="P246" style:parent-style-name="Standaard" style:family="paragraph">
      <style:paragraph-properties fo:break-before="page"/>
      <style:text-properties fo:language="nl" fo:country="NL" fo:hyphenate="true"/>
    </style:style>
    <style:style style:name="P247" style:parent-style-name="Kop1" style:family="paragraph">
      <style:text-properties fo:language="nl" fo:country="NL"/>
    </style:style>
    <style:style style:name="P248" style:parent-style-name="Kop2" style:family="paragraph">
      <style:text-properties fo:language="nl" fo:country="NL"/>
    </style:style>
    <style:style style:name="T249" style:parent-style-name="Standaardalinea-lettertype" style:family="text">
      <style:text-properties fo:language="nl" fo:country="NL"/>
    </style:style>
    <style:style style:name="T250" style:parent-style-name="Standaardalinea-lettertype" style:family="text">
      <style:text-properties style:text-position="super 63.6%" fo:language="nl" fo:country="NL"/>
    </style:style>
    <style:style style:name="T251" style:parent-style-name="Standaardalinea-lettertype" style:family="text">
      <style:text-properties fo:language="nl" fo:country="NL"/>
    </style:style>
    <style:style style:name="P252" style:parent-style-name="Standaard" style:family="paragraph">
      <style:text-properties fo:language="nl" fo:country="NL"/>
    </style:style>
    <style:style style:name="P253" style:parent-style-name="Standaard" style:family="paragraph">
      <style:text-properties fo:language="nl" fo:country="NL"/>
    </style:style>
    <style:style style:name="T254" style:parent-style-name="Standaardalinea-lettertype" style:family="text">
      <style:text-properties fo:language="nl" fo:country="NL"/>
    </style:style>
    <style:style style:name="T255" style:parent-style-name="Standaardalinea-lettertype" style:family="text">
      <style:text-properties style:text-position="super 63.6%" fo:language="nl" fo:country="NL"/>
    </style:style>
    <style:style style:name="T256" style:parent-style-name="Standaardalinea-lettertype" style:family="text">
      <style:text-properties fo:language="nl" fo:country="NL"/>
    </style:style>
    <style:style style:name="T257" style:parent-style-name="Standaardalinea-lettertype" style:family="text">
      <style:text-properties fo:language="nl" fo:country="NL"/>
    </style:style>
    <style:style style:name="T258" style:parent-style-name="Standaardalinea-lettertype" style:family="text">
      <style:text-properties style:text-position="super 63.6%" fo:language="nl" fo:country="NL"/>
    </style:style>
    <style:style style:name="T259" style:parent-style-name="Standaardalinea-lettertype" style:family="text">
      <style:text-properties fo:language="nl" fo:country="NL"/>
    </style:style>
    <style:style style:name="T260" style:parent-style-name="Standaardalinea-lettertype" style:family="text">
      <style:text-properties style:text-position="super 63.6%" fo:language="nl" fo:country="NL"/>
    </style:style>
    <style:style style:name="T261" style:parent-style-name="Standaardalinea-lettertype" style:family="text">
      <style:text-properties fo:language="nl" fo:country="NL"/>
    </style:style>
    <style:style style:name="T262" style:parent-style-name="Standaardalinea-lettertype" style:family="text">
      <style:text-properties fo:language="nl" fo:country="NL"/>
    </style:style>
    <style:style style:name="T263" style:parent-style-name="Standaardalinea-lettertype" style:family="text">
      <style:text-properties style:text-position="super 63.6%" fo:language="nl" fo:country="NL"/>
    </style:style>
    <style:style style:name="T264" style:parent-style-name="Standaardalinea-lettertype" style:family="text">
      <style:text-properties fo:language="nl" fo:country="NL"/>
    </style:style>
    <style:style style:name="T265" style:parent-style-name="Standaardalinea-lettertype" style:family="text">
      <style:text-properties style:text-position="super 63.6%" fo:language="nl" fo:country="NL"/>
    </style:style>
    <style:style style:name="T266" style:parent-style-name="Standaardalinea-lettertype" style:family="text">
      <style:text-properties fo:language="nl" fo:country="NL"/>
    </style:style>
    <style:style style:name="P267" style:parent-style-name="Standaard" style:family="paragraph">
      <style:text-properties fo:language="nl" fo:country="NL"/>
    </style:style>
    <style:style style:name="T268" style:parent-style-name="Standaardalinea-lettertype" style:family="text">
      <style:text-properties fo:language="nl" fo:country="NL"/>
    </style:style>
    <style:style style:name="T269" style:parent-style-name="Standaardalinea-lettertype" style:family="text">
      <style:text-properties style:text-position="super 63.6%" fo:language="nl" fo:country="NL"/>
    </style:style>
    <style:style style:name="T270" style:parent-style-name="Standaardalinea-lettertype" style:family="text">
      <style:text-properties fo:language="nl" fo:country="NL"/>
    </style:style>
    <style:style style:name="P271" style:parent-style-name="Standaard" style:family="paragraph">
      <style:text-properties fo:language="nl" fo:country="NL"/>
    </style:style>
    <style:style style:name="T272" style:parent-style-name="Standaardalinea-lettertype" style:family="text">
      <style:text-properties fo:language="nl" fo:country="NL"/>
    </style:style>
    <style:style style:name="T273" style:parent-style-name="Standaardalinea-lettertype" style:family="text">
      <style:text-properties style:text-position="super 63.6%" fo:language="nl" fo:country="NL"/>
    </style:style>
    <style:style style:name="T274" style:parent-style-name="Standaardalinea-lettertype" style:family="text">
      <style:text-properties fo:language="nl" fo:country="NL"/>
    </style:style>
    <style:style style:name="P275" style:parent-style-name="Standaard" style:family="paragraph">
      <style:text-properties fo:language="nl" fo:country="NL"/>
    </style:style>
    <style:style style:name="P276" style:parent-style-name="Standaard" style:family="paragraph">
      <style:paragraph-properties fo:break-before="page"/>
      <style:text-properties fo:hyphenate="true"/>
    </style:style>
    <style:style style:name="P277" style:parent-style-name="Lijstalinea" style:family="paragraph"/>
    <style:style style:name="T278" style:parent-style-name="Standaardalinea-lettertype" style:family="text">
      <style:text-properties fo:language="nl" fo:country="NL"/>
    </style:style>
    <style:style style:name="T279" style:parent-style-name="Standaardalinea-lettertype" style:family="text">
      <style:text-properties style:text-position="super 63.6%" fo:language="nl" fo:country="NL"/>
    </style:style>
    <style:style style:name="T280" style:parent-style-name="Standaardalinea-lettertype" style:family="text">
      <style:text-properties fo:language="nl" fo:country="NL"/>
    </style:style>
    <style:style style:name="P281" style:parent-style-name="Lijstalinea" style:family="paragraph"/>
    <style:style style:name="T282" style:parent-style-name="Standaardalinea-lettertype" style:family="text">
      <style:text-properties fo:language="nl" fo:country="NL"/>
    </style:style>
    <style:style style:name="T283" style:parent-style-name="Standaardalinea-lettertype" style:family="text">
      <style:text-properties style:text-position="super 63.6%" fo:language="nl" fo:country="NL"/>
    </style:style>
    <style:style style:name="T284" style:parent-style-name="Standaardalinea-lettertype" style:family="text">
      <style:text-properties fo:language="nl" fo:country="NL"/>
    </style:style>
    <style:style style:name="P285" style:parent-style-name="Lijstalinea" style:family="paragraph"/>
    <style:style style:name="T286" style:parent-style-name="Standaardalinea-lettertype" style:family="text">
      <style:text-properties fo:language="nl" fo:country="NL"/>
    </style:style>
    <style:style style:name="T287" style:parent-style-name="Standaardalinea-lettertype" style:family="text">
      <style:text-properties style:text-position="super 63.6%" fo:language="nl" fo:country="NL"/>
    </style:style>
    <style:style style:name="T288" style:parent-style-name="Standaardalinea-lettertype" style:family="text">
      <style:text-properties fo:language="nl" fo:country="NL"/>
    </style:style>
    <style:style style:name="P289" style:parent-style-name="Lijstalinea" style:family="paragraph">
      <style:text-properties fo:language="nl" fo:country="NL"/>
    </style:style>
    <style:style style:name="P290" style:parent-style-name="Standaard" style:family="paragraph">
      <style:text-properties fo:language="nl" fo:country="NL"/>
    </style:style>
    <style:style style:name="P291" style:parent-style-name="Standaard" style:family="paragraph">
      <style:text-properties fo:language="nl" fo:country="NL"/>
    </style:style>
    <style:style style:name="P292" style:parent-style-name="Standaard" style:family="paragraph">
      <style:text-properties fo:language="nl" fo:country="NL"/>
    </style:style>
    <style:style style:name="T293" style:parent-style-name="Standaardalinea-lettertype" style:family="text">
      <style:text-properties fo:language="nl" fo:country="NL"/>
    </style:style>
    <style:style style:name="T294" style:parent-style-name="Standaardalinea-lettertype" style:family="text">
      <style:text-properties fo:language="nl" fo:country="NL"/>
    </style:style>
    <style:style style:name="T295" style:parent-style-name="Standaardalinea-lettertype" style:family="text">
      <style:text-properties fo:language="nl" fo:country="NL"/>
    </style:style>
    <style:style style:name="T296" style:parent-style-name="Standaardalinea-lettertype" style:family="text">
      <style:text-properties fo:language="nl" fo:country="NL"/>
    </style:style>
    <style:style style:name="T297" style:parent-style-name="Standaardalinea-lettertype" style:family="text">
      <style:text-properties style:text-position="super 63.6%" fo:language="nl" fo:country="NL"/>
    </style:style>
    <style:style style:name="T298" style:parent-style-name="Standaardalinea-lettertype" style:family="text">
      <style:text-properties fo:language="nl" fo:country="NL"/>
    </style:style>
    <style:style style:name="T299" style:parent-style-name="Standaardalinea-lettertype" style:family="text">
      <style:text-properties style:text-position="super 63.6%" fo:language="nl" fo:country="NL"/>
    </style:style>
    <style:style style:name="T300" style:parent-style-name="Standaardalinea-lettertype" style:family="text">
      <style:text-properties fo:language="nl" fo:country="NL"/>
    </style:style>
    <style:style style:name="T301" style:parent-style-name="Standaardalinea-lettertype" style:family="text">
      <style:text-properties style:text-position="super 63.6%" fo:language="nl" fo:country="NL"/>
    </style:style>
    <style:style style:name="T302" style:parent-style-name="Standaardalinea-lettertype" style:family="text">
      <style:text-properties fo:language="nl" fo:country="NL"/>
    </style:style>
    <style:style style:name="P303" style:parent-style-name="Standaard" style:family="paragraph">
      <style:text-properties fo:language="nl" fo:country="NL"/>
    </style:style>
    <style:style style:name="P304" style:parent-style-name="Standaard" style:family="paragraph">
      <style:paragraph-properties fo:break-before="page"/>
      <style:text-properties fo:language="nl" fo:country="NL" fo:hyphenate="true"/>
    </style:style>
    <style:style style:name="P305" style:parent-style-name="Standaard" style:family="paragraph">
      <style:text-properties fo:language="nl" fo:country="NL"/>
    </style:style>
    <style:style style:name="P306" style:parent-style-name="Standaard" style:family="paragraph">
      <style:text-properties fo:language="nl" fo:country="NL"/>
    </style:style>
    <style:style style:name="P307" style:parent-style-name="Lijstalinea" style:family="paragraph">
      <style:text-properties fo:language="nl" fo:country="NL"/>
    </style:style>
    <style:style style:name="P308" style:parent-style-name="Lijstalinea" style:family="paragraph"/>
    <style:style style:name="T309" style:parent-style-name="Standaardalinea-lettertype" style:family="text">
      <style:text-properties fo:language="nl" fo:country="NL"/>
    </style:style>
    <style:style style:name="T310" style:parent-style-name="Standaardalinea-lettertype" style:family="text">
      <style:text-properties style:text-position="super 63.6%" fo:language="nl" fo:country="NL"/>
    </style:style>
    <style:style style:name="T311" style:parent-style-name="Standaardalinea-lettertype" style:family="text">
      <style:text-properties fo:language="nl" fo:country="NL"/>
    </style:style>
    <style:style style:name="P312" style:parent-style-name="Lijstalinea" style:family="paragraph"/>
    <style:style style:name="T313" style:parent-style-name="Standaardalinea-lettertype" style:family="text">
      <style:text-properties fo:language="nl" fo:country="NL"/>
    </style:style>
    <style:style style:name="T314" style:parent-style-name="Standaardalinea-lettertype" style:family="text">
      <style:text-properties style:text-position="super 63.6%" fo:language="nl" fo:country="NL"/>
    </style:style>
    <style:style style:name="T315" style:parent-style-name="Standaardalinea-lettertype" style:family="text">
      <style:text-properties fo:language="nl" fo:country="NL"/>
    </style:style>
    <style:style style:name="P316" style:parent-style-name="Lijstalinea" style:family="paragraph">
      <style:text-properties fo:language="nl" fo:country="NL"/>
    </style:style>
    <style:style style:name="P317" style:parent-style-name="Lijstalinea" style:family="paragraph">
      <style:text-properties fo:language="nl" fo:country="NL"/>
    </style:style>
    <style:style style:name="P318" style:parent-style-name="Lijstalinea" style:family="paragraph">
      <style:text-properties fo:language="nl" fo:country="NL"/>
    </style:style>
    <style:style style:name="P319" style:parent-style-name="Lijstalinea" style:family="paragraph">
      <style:text-properties fo:language="nl" fo:country="NL"/>
    </style:style>
    <style:style style:name="P320" style:parent-style-name="Lijstalinea" style:family="paragraph">
      <style:text-properties fo:language="nl" fo:country="NL"/>
    </style:style>
    <style:style style:name="P321" style:parent-style-name="Lijstalinea" style:family="paragraph"/>
    <style:style style:name="T322" style:parent-style-name="Standaardalinea-lettertype" style:family="text">
      <style:text-properties fo:language="nl" fo:country="NL"/>
    </style:style>
    <style:style style:name="T323" style:parent-style-name="Standaardalinea-lettertype" style:family="text">
      <style:text-properties style:text-position="super 63.6%" fo:language="nl" fo:country="NL"/>
    </style:style>
    <style:style style:name="T324" style:parent-style-name="Standaardalinea-lettertype" style:family="text">
      <style:text-properties fo:language="nl" fo:country="NL"/>
    </style:style>
    <style:style style:name="T325" style:parent-style-name="Standaardalinea-lettertype" style:family="text">
      <style:text-properties fo:language="nl" fo:country="NL"/>
    </style:style>
    <style:style style:name="P326" style:parent-style-name="Lijstalinea" style:family="paragraph">
      <style:text-properties fo:language="nl" fo:country="NL"/>
    </style:style>
    <style:style style:name="P327" style:parent-style-name="Lijstalinea" style:family="paragraph">
      <style:text-properties fo:language="nl" fo:country="NL"/>
    </style:style>
    <style:style style:name="P328" style:parent-style-name="Lijstalinea" style:family="paragraph">
      <style:text-properties fo:language="nl" fo:country="NL"/>
    </style:style>
    <style:style style:name="P329" style:parent-style-name="Standaard" style:family="paragraph">
      <style:text-properties fo:language="nl" fo:country="NL"/>
    </style:style>
    <style:style style:name="P330" style:parent-style-name="Standaard" style:family="paragraph">
      <style:text-properties fo:language="nl" fo:country="NL"/>
    </style:style>
    <style:style style:name="P331" style:parent-style-name="Standaard" style:family="paragraph">
      <style:text-properties fo:language="nl" fo:country="NL"/>
    </style:style>
    <style:style style:name="P332" style:parent-style-name="Standaard" style:family="paragraph">
      <style:text-properties fo:language="nl" fo:country="NL"/>
    </style:style>
    <style:style style:name="P333" style:parent-style-name="Standaard" style:family="paragraph">
      <style:text-properties fo:language="nl" fo:country="NL"/>
    </style:style>
    <style:style style:name="T334" style:parent-style-name="Standaardalinea-lettertype" style:family="text">
      <style:text-properties fo:language="nl" fo:country="NL"/>
    </style:style>
    <style:style style:name="T335" style:parent-style-name="Standaardalinea-lettertype" style:family="text">
      <style:text-properties fo:language="nl" fo:country="NL"/>
    </style:style>
    <style:style style:name="T336" style:parent-style-name="Standaardalinea-lettertype" style:family="text">
      <style:text-properties style:text-position="super 63.6%" fo:language="nl" fo:country="NL"/>
    </style:style>
    <style:style style:name="T337" style:parent-style-name="Standaardalinea-lettertype" style:family="text">
      <style:text-properties fo:language="nl" fo:country="NL"/>
    </style:style>
    <style:style style:name="P338" style:parent-style-name="Standaard" style:family="paragraph">
      <style:text-properties fo:language="nl" fo:country="NL"/>
    </style:style>
    <style:style style:name="P339" style:parent-style-name="Standaard" style:family="paragraph">
      <style:text-properties fo:language="nl" fo:country="NL"/>
    </style:style>
    <style:style style:name="P340" style:parent-style-name="Standaard" style:family="paragraph">
      <style:text-properties fo:language="nl" fo:country="NL"/>
    </style:style>
    <style:style style:name="P341" style:parent-style-name="Standaard" style:family="paragraph">
      <style:text-properties fo:language="nl" fo:country="NL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2cc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000000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d96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8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5b9bd5" draw:opacity="100%" draw:stroke="non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style:horizontal-rel="page-content" style:vertical-rel="page" style:horizontal-pos="from-left" style:vertical-pos="from-top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9dc3e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g draw:z-index="251659264" draw:name="Groep 119" draw:id="id4" draw:style-name="a4" text:anchor-type="paragraph"><svg:title/><svg:desc/><draw:custom-shape svg:x="-0.37986in" svg:y="8.66007in" svg:width="7.17778in" svg:height="0.15401in" draw:id="id1" draw:style-name="a1" draw:name="Rechthoek 120"><svg:title/><svg:desc/><draw:enhanced-geometry draw:type="non-primitive" svg:viewBox="0 0 21600 21600" draw:enhanced-path="M 0 0 L 21600 0 21600 21600 0 21600 Z N"/></draw:custom-shape><draw:custom-shape svg:x="-0.37986in" svg:y="8.79326in" svg:width="7.17778in" svg:height="1.97132in" draw:id="id2" draw:style-name="a2" draw:name="Rechthoek 121"><svg:title/><svg:desc/><text:p text:style-name="Geenafstand"><text:span text:style-name="T7">Naomi, Rick &amp;Robby</text:span></text:p><text:p text:style-name="Geenafstand"><text:span text:style-name="T8">HICAPO5P |<text:s/></text:span></text:p><draw:enhanced-geometry draw:type="non-primitive" svg:viewBox="0 0 21600 21600" draw:enhanced-path="M 0 0 L 21600 0 21600 21600 0 21600 Z N"/></draw:custom-shape><draw:frame draw:id="id3" draw:style-name="a3" draw:name="Tekstvak 122" svg:x="-0.37986in" svg:y="0.79167in" svg:width="7.17778in" svg:height="7.8684in" style:rel-width="scale" style:rel-height="scale"><draw:text-box><text:p text:style-name="P9"><text:span text:style-name="T10">ticketsysteem</text:span></text:p><text:p text:style-name="P11"><text:span text:style-name="T12">project scrum / wordpress</text:span></text:p></draw:text-box><svg:title/><svg:desc/></draw:frame></draw:g></text:span></text:p>
      <text:p text:style-name="P13"/>
      <text:h text:style-name="P14" text:outline-level="1"><text:bookmark-start text:name="_Toc467752820"/><text:bookmark-start text:name="_Toc467828121"/>voorwoord<text:bookmark-end text:name="_Toc467752820"/><text:bookmark-end text:name="_Toc467828121"/></text:h>
      <text:p text:style-name="P15"/>
      <text:h text:style-name="P16" text:outline-level="1"/>
      <text:p text:style-name="Kopvaninhoudsopgave"><text:bookmark-start text:name="_Toc467828122"/>Inhoud<text:bookmark-end text:name="_Toc46782812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467828121" office:target-frame-name="_top" xlink:show="replace"><text:span text:style-name="T18">voorwoord</text:span><text:tab/>2</text:a></text:p>
          <text:p text:style-name="P19"><text:a xlink:href="#_Toc467828122" office:target-frame-name="_top" xlink:show="replace"><text:span text:style-name="Hyperlink">Inhoud</text:span><text:tab/>3</text:a></text:p>
          <text:p text:style-name="P20"><text:a xlink:href="#_Toc467828123" office:target-frame-name="_top" xlink:show="replace"><text:span text:style-name="T21">wat wilt de opdrachtgever precies?</text:span><text:tab/>4</text:a></text:p>
          <text:p text:style-name="P22"><text:a xlink:href="#_Toc467828124" office:target-frame-name="_top" xlink:show="replace"><text:span text:style-name="T23">Conceptioneel Ontwerp</text:span><text:tab/>6</text:a></text:p>
          <text:p text:style-name="P24"><text:a xlink:href="#_Toc467828125" office:target-frame-name="_top" xlink:show="replace"><text:span text:style-name="T25">Functioneel ontw</text:span><text:bookmark-start text:name="_Hlt468177474"/><text:bookmark-start text:name="_Hlt468177475"/><text:span text:style-name="T26">e</text:span><text:bookmark-end text:name="_Hlt468177474"/><text:bookmark-end text:name="_Hlt468177475"/><text:span text:style-name="T27">rp</text:span><text:tab/>11</text:a></text:p>
        </text:index-body>
      </text:table-of-content>
      <text:p text:style-name="Standaard"/>
      <text:p text:style-name="P28"/>
      <text:p text:style-name="P29"/>
      <text:p text:style-name="P30"><text:bookmark-start text:name="_Toc467752822"/></text:p>
      <text:h text:style-name="P31" text:outline-level="1"><text:bookmark-start text:name="_Toc467828123"/><text:soft-page-break/>wat wilt de opdrachtgever<text:s/>precies?<text:bookmark-end text:name="_Toc467752822"/><text:bookmark-end text:name="_Toc467828123"/></text:h>
      <text:p text:style-name="P32"/>
      <text:p text:style-name="P33">ticketsysteem heeft zoiezo de volgende basis: 1. in behandeling nemen, 2. afhandelen, <text:s/>3.afsluiten.</text:p>
      <text:list text:style-name="LFO1" text:continue-numbering="true">
        <text:list-item>
          <text:p text:style-name="P34">Registreren en in behandeling nemen</text:p>
        </text:list-item>
        <text:list-item>
          <text:p text:style-name="P35">Escaleren naar verschillende lijnen, afhandelen</text:p>
        </text:list-item>
        <text:list-item>
          <text:p text:style-name="P36">Afsluiten</text:p>
        </text:list-item>
      </text:list>
      <text:p text:style-name="P37">Eigenschappen van ons ticketsysteem</text:p>
      <text:list text:style-name="LFO1" text:continue-numbering="true">
        <text:list-item>
          <text:p text:style-name="P38">Gebruiksvriendelijk</text:p>
        </text:list-item>
        <text:list-item>
          <text:p text:style-name="P39">Simpel interface</text:p>
        </text:list-item>
        <text:list-item>
          <text:p text:style-name="P40">Weinig knoppen</text:p>
        </text:list-item>
        <text:list-item>
          <text:p text:style-name="P41">Is uitbreidbaar met nieuwe functies</text:p>
        </text:list-item>
        <text:list-item>
          <text:p text:style-name="P42">Database is later uitbreidbaar</text:p>
        </text:list-item>
        <text:list-item>
          <text:p text:style-name="P43">Elke klas heeft zijn eigen inloggegevens</text:p>
        </text:list-item>
      </text:list>
      <text:p text:style-name="P44">TICKETS</text:p>
      <text:p text:style-name="P45"/>
      <text:list text:style-name="LFO2" text:continue-numbering="true">
        <text:list-item>
          <text:p text:style-name="P46">In behandeling nemen incidenten</text:p>
        </text:list-item>
      </text:list>
      <text:p text:style-name="P47"/>
      <text:p text:style-name="P48">Om een incident in behandeling te nemen wordt er een ticket aangemaakt met het volgende:</text:p>
      <text:list text:style-name="LFO1" text:continue-numbering="true">
        <text:list-item>
          <text:p text:style-name="P49">Naam en achternaam, adres , woonplaats, postcode , telefoonnummer, email,</text:p>
        </text:list-item>
      </text:list>
      <text:p text:style-name="P50">Datum van opname.</text:p>
      <text:list text:style-name="LFO1" text:continue-numbering="true">
        <text:list-item>
          <text:p text:style-name="P51">Keuzevak met instantie bijv: bedrijf of school</text:p>
        </text:list-item>
        <text:list-item>
          <text:p text:style-name="P52">Categorie bijv: software, hardware, toetsenbord</text:p>
        </text:list-item>
        <text:list-item>
          <text:p text:style-name="P53">Tekstvak met omschrijving van het<text:s/>probleem</text:p>
        </text:list-item>
        <text:list-item>
          <text:p text:style-name="P54">Naam, achternaam, leerlingnummer/docentennummer Behandelaar(hoofdverantwoordelijke)</text:p>
        </text:list-item>
        <text:list-item>
          <text:p text:style-name="P55">Als ticket is aangemaakt wordt er een e-mail verstuurd naar de klant dat zijn/haar incident in behandeling is genomen.</text:p>
        </text:list-item>
      </text:list>
      <text:p text:style-name="P56"/>
      <text:list text:style-name="LFO3" text:continue-numbering="true">
        <text:list-item>
          <text:p text:style-name="P57">Afhandelen incidenten</text:p>
        </text:list-item>
      </text:list>
      <text:list text:style-name="LFO1" text:continue-numbering="true">
        <text:list-item>
          <text:p text:style-name="P58"><text:span text:style-name="T59">1</text:span><text:span text:style-name="T60">ste</text:span><text:span text:style-name="T61"><text:s/>lijn heeft de mo</text:span><text:span text:style-name="T62">gelijkheid om tickets door te sturen naar de 2</text:span><text:span text:style-name="T63">de</text:span><text:span text:style-name="T64"><text:s/>lijn en 2</text:span><text:span text:style-name="T65">de</text:span><text:span text:style-name="T66"><text:s/>naar de 3</text:span><text:span text:style-name="T67">de<text:s/></text:span><text:span text:style-name="T68">lijn.</text:span></text:p>
        </text:list-item>
      </text:list>
      <text:p text:style-name="Lijstalinea"><text:span text:style-name="T69">(1</text:span><text:span text:style-name="T70">ste</text:span><text:span text:style-name="T71"><text:s/>lijn blijft verantwoordelijk voor afhandeling en contact met klant)</text:span></text:p>
      <text:list text:style-name="LFO1" text:continue-numbering="true">
        <text:list-item>
          <text:p text:style-name="P72">Tickets krijgen een veld erbij met logs ( bijhouden van werkzaamheden etc zodat iemand anders het kan oppakken)</text:p>
        </text:list-item>
        <text:list-item>
          <text:p text:style-name="P73">tickets kunnen door hogere lijnen terug gestuurd worden als het incident is verholpen of niet duidelijk is.</text:p>
        </text:list-item>
        <text:list-item>
          <text:p text:style-name="P74">Tickets die door zijn verstuurd naar een andere lijn krijgen een tijdslimiet van 3 dagen daarna wordt er melding gegeven dat de ticket afgehandeld moet worden.</text:p>
        </text:list-item>
      </text:list>
      <text:list text:style-name="LFO3" text:continue-numbering="true">
        <text:list-item>
          <text:p text:style-name="P75">Afsluiten</text:p>
        </text:list-item>
      </text:list>
      <text:list text:style-name="LFO1" text:continue-numbering="true">
        <text:list-item>
          <text:p text:style-name="P76">Als de ticket behandeld is komt er door middel van een knop een automatisch opgestelde email tevoorschijn die nog bewerkt kan worden voordat het verstuurd wordt naar de klant.</text:p>
        </text:list-item>
        <text:list-item>
          <text:p text:style-name="P77">Alle tickets worden bewaard.</text:p>
        </text:list-item>
        <text:list-item>
          <text:p text:style-name="P78">Ticket heeft nu een<text:s/>checkbox met: succesvol behandeld, niet behandeld, etc</text:p>
        </text:list-item>
      </text:list>
      <text:p text:style-name="P79"/>
      <text:h text:style-name="Kop1" text:outline-level="1"><text:bookmark-start text:name="_Toc467752823"/><text:bookmark-start text:name="_Toc467828124"/><text:span text:style-name="T80"><draw:frame draw:z-index="251682816" draw:id="id5" draw:style-name="a5" draw:name="Tekstvak 26" text:anchor-type="paragraph" svg:x="6.01597in" svg:y="-0.06837in" svg:width="2.28889in" svg:height="0.38542in" style:rel-width="scale" style:rel-height="scale"><draw:text-box><text:p text:style-name="Standaard">Website pagina</text:p></draw:text-box><svg:title/><svg:desc/></draw:frame></text:span><text:span text:style-name="T81">Conceptioneel Ontwerp</text:span><text:bookmark-end text:name="_Toc467752823"/><text:bookmark-end text:name="_Toc467828124"/></text:h>
      <text:p text:style-name="Standaard"><text:span text:style-name="T82"><draw:custom-shape svg:x="-0.10833in" svg:y="0.35516in" svg:width="9.6375in" svg:height="5.52917in" draw:z-index="251660288" draw:id="id6" draw:style-name="a6" draw:name="Rechthoek 6" text:anchor-type="paragraph"><svg:title/><svg:desc/><draw:enhanced-geometry draw:type="non-primitive" svg:viewBox="0 0 21600 21600" draw:enhanced-path="M 0 0 L 21600 0 21600 21600 0 21600 Z N"/></draw:custom-shape></text:span><text:span text:style-name="T83"><draw:connector draw:type="line" svg:x1="6.35332in" svg:y1="0.05565in" svg:x2="6.35332in" svg:y2="0.41607in" draw:z-index="251683840" draw:id="id7" draw:style-name="a8" draw:name="Rechte verbindingslijn met pijl 27" text:anchor-type="paragraph"><svg:title/><svg:desc/></draw:connector></text:span><text:span text:style-name="T84">DASHBOARD<text:s/></text:span><text:span text:style-name="T85">( ook zoeken naar ticket laat het in eerste instantie zien in dashboard.</text:span></text:p>
      <text:p text:style-name="Standaard"><text:span text:style-name="T86"><draw:custom-shape svg:x="6.67024in" svg:y="2.29365in" svg:width="0.30903in" svg:height="0.3125in" draw:z-index="251664384" draw:id="id8" draw:style-name="a9" draw:name="Pijl-omhoog 10" text:anchor-type="paragraph"><svg:title/><svg:desc/><draw:enhanced-geometry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108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0 * ?f14"/><draw:equation draw:name="f19" draw:formula="?f16 / 10800"/><draw:equation draw:name="f20" draw:formula="?f12 - ?f19"/><draw:equation draw:name="f21" draw:formula="?f18 / ?f14"/><draw:equation draw:name="f22" draw:formula="?f17 / ?f14"/><draw:equation draw:name="f23" draw:formula="$1 / ?f6"/><draw:equation draw:name="f24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87"><draw:frame draw:z-index="251747328" draw:id="id9" draw:style-name="a10" draw:name="Tekstvak 2" text:anchor-type="paragraph" svg:x="2.075in" svg:y="3.77222in" svg:width="4.04375in" svg:height="0.37778in" style:rel-width="scale" style:rel-height="scale"><draw:text-box><text:p text:style-name="P88">Elke ticket geeft een kleur aan de hand van het status</text:p><text:p text:style-name="P89"/></draw:text-box><svg:title/><svg:desc/></draw:frame></text:span><text:span text:style-name="T90"><draw:custom-shape svg:x="1.71478in" svg:y="1.55476in" svg:width="5.31181in" svg:height="3.24028in" draw:z-index="251662336" draw:id="id10" draw:style-name="a11" draw:name="Rechthoek 8" text:anchor-type="paragraph"><svg:title/><svg:desc/><draw:enhanced-geometry draw:type="non-primitive" svg:viewBox="0 0 21600 21600" draw:enhanced-path="M 0 0 L 21600 0 21600 21600 0 21600 Z N"/></draw:custom-shape></text:span><text:span text:style-name="T91"><draw:custom-shape svg:x="1.737in" svg:y="1.69811in" svg:width="4.86806in" svg:height="0.46389in" draw:z-index="251743232" draw:id="id11" draw:style-name="a12" draw:name="Rechthoek 85" text:anchor-type="paragraph"><svg:title/><svg:desc/><text:p text:style-name="P92">Status<text:s/><text:s text:c="24"/>subject <text:s text:c="28"/>category <text:s text:c="3"/>priority <text:s text:c="4"/>updated</text:p><draw:enhanced-geometry draw:type="non-primitive" svg:viewBox="0 0 21600 21600" draw:enhanced-path="M 0 0 L 21600 0 21600 21600 0 21600 Z N"/></draw:custom-shape></text:span><text:span text:style-name="T93"><draw:connector draw:type="line" svg:x1="1.99425in" svg:y1="4.45902in" svg:x2="6.60814in" svg:y2="4.44722in" draw:z-index="251665408" draw:id="id12" draw:style-name="a13" draw:name="Rechte verbindingslijn 11" text:anchor-type="paragraph"><svg:title/><svg:desc/></draw:connector></text:span><text:span text:style-name="T94"><draw:connector draw:type="line" svg:x1="1.97778in" svg:y1="4.67609in" svg:x2="6.57917in" svg:y2="4.65317in" draw:z-index="251666432" draw:id="id13" draw:style-name="a14" draw:name="Rechte verbindingslijn 12" text:anchor-type="paragraph"><svg:title/><svg:desc/></draw:connector></text:span><text:span text:style-name="T95"><draw:frame draw:z-index="251688960" draw:id="id14" draw:style-name="a15" draw:name="Tekstvak 2" text:anchor-type="paragraph" svg:x="0in" svg:y="3.17549in" svg:width="0.95903in" svg:height="0.425in" style:rel-width="scale" style:rel-height="scale"><draw:text-box><text:p text:style-name="Standaard">knoppen</text:p></draw:text-box><svg:title/><svg:desc/></draw:frame></text:span><text:span text:style-name="T96"><draw:connector draw:type="line" svg:x1="8.99157in" svg:y1="3.7042in" svg:x2="7.90754in" svg:y2="3.69378in" draw:z-index="251686912" draw:id="id15" draw:style-name="a17" draw:name="Rechte verbindingslijn met pijl 30" text:anchor-type="paragraph"><svg:title/><svg:desc/></draw:connector></text:span><text:span text:style-name="T97"><draw:custom-shape svg:x="7.26898in" svg:y="3.89859in" svg:width="0.48125in" svg:height="0.34931in" draw:z-index="251685888" draw:id="id16" draw:style-name="a18" draw:name="Afgeronde rechthoek 29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8"><draw:custom-shape svg:x="7.26885in" svg:y="3.47691in" svg:width="0.48125in" svg:height="0.3in" draw:z-index="251684864" draw:id="id17" draw:style-name="a19" draw:name="Afgeronde rechthoek 2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9"><draw:connector draw:type="line" svg:x1="7.54609in" svg:y1="1.14282in" svg:x2="7.54609in" svg:y2="1.7331in" draw:z-index="251681792" draw:id="id18" draw:style-name="a21" draw:name="Rechte verbindingslijn met pijl 25" text:anchor-type="paragraph"><svg:title/><svg:desc/></draw:connector></text:span><text:span text:style-name="T100"><draw:frame draw:z-index="251680768" draw:id="id19" draw:style-name="a22" draw:name="Tekstvak 2" text:anchor-type="paragraph" svg:x="6.88333in" svg:y="0.63611in" svg:width="1.55139in" svg:height="0.46667in" style:rel-width="scale" style:rel-height="scale"><draw:text-box><text:p text:style-name="Standaard"><text:span text:style-name="T101">Sorteer vak</text:span></text:p></draw:text-box><svg:title/><svg:desc/></draw:frame></text:span><text:span text:style-name="T102"><draw:connector draw:type="line" svg:x1="7.305in" svg:y1="3.25126in" svg:x2="8.14667in" svg:y2="3.25126in" draw:z-index="251678720" draw:id="id20" draw:style-name="a23" draw:name="Rechte verbindingslijn 24" text:anchor-type="paragraph"><svg:title/><svg:desc/></draw:connector></text:span><text:span text:style-name="T103"><draw:connector draw:type="line" svg:x1="7.28103in" svg:y1="2.66089in" svg:x2="8.1477in" svg:y2="2.66089in" draw:z-index="251677696" draw:id="id21" draw:style-name="a24" draw:name="Rechte verbindingslijn 23" text:anchor-type="paragraph"><svg:title/><svg:desc/></draw:connector></text:span><text:span text:style-name="T104"><draw:connector draw:type="line" svg:x1="7.28069in" svg:y1="1.99824in" svg:x2="8.17236in" svg:y2="1.99824in" draw:z-index="251676672" draw:id="id22" draw:style-name="a25" draw:name="Rechte verbindingslijn 22" text:anchor-type="paragraph"><svg:title/><svg:desc/></draw:connector></text:span><text:span text:style-name="T105"><draw:frame draw:z-index="251675648" draw:id="id23" draw:style-name="a26" draw:name="Tekstvak 21" text:anchor-type="paragraph" svg:x="1.53386in" svg:y="0.1908in" svg:width="2.12014in" svg:height="0.49375in" style:rel-width="scale" style:rel-height="scale"><draw:text-box><text:p text:style-name="P106">Dashboard</text:p></draw:text-box><svg:title/><svg:desc/></draw:frame></text:span><text:span text:style-name="T107"><draw:connector draw:type="line" svg:x1="2.29214in" svg:y1="0.72113in" svg:x2="2.28103in" svg:y2="1.45516in" draw:z-index="251674624" draw:id="id24" draw:style-name="a28" draw:name="Rechte verbindingslijn met pijl 20" text:anchor-type="paragraph"><svg:title/><svg:desc/></draw:connector></text:span><text:span text:style-name="T108"><draw:custom-shape svg:x="7.16017in" svg:y="2.97401in" svg:width="0.14375in" svg:height="0.13125in" draw:z-index="251673600" draw:id="id25" draw:style-name="a29" draw:name="Ovaal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9"><draw:custom-shape svg:x="7.16042in" svg:y="2.45501in" svg:width="0.12014in" svg:height="0.13125in" draw:z-index="251672576" draw:id="id26" draw:style-name="a30" draw:name="Ovaal 1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0"><draw:custom-shape svg:x="7.12441in" svg:y="1.80547in" svg:width="0.14375in" svg:height="0.15625in" draw:z-index="251671552" draw:id="id27" draw:style-name="a31" draw:name="Ovaal 1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1"><draw:connector draw:type="line" svg:x1="1.7991in" svg:y1="3.37174in" svg:x2="6.48452in" svg:y2="3.39466in" draw:z-index="251670528" draw:id="id28" draw:style-name="a32" draw:name="Rechte verbindingslijn 16" text:anchor-type="paragraph"><svg:title/><svg:desc/></draw:connector></text:span><text:span text:style-name="T112"><draw:frame draw:z-index="251669504" draw:id="id29" draw:style-name="a33" draw:name="Tekstvak 15" text:anchor-type="paragraph" svg:x="2.4857in" svg:y="2.51578in" svg:width="3.38542in" svg:height="0.75903in" style:rel-width="scale" style:rel-height="scale"><draw:text-box><text:p text:style-name="P113">Openstaande tickets</text:p></draw:text-box><svg:title/><svg:desc/></draw:frame></text:span><text:span text:style-name="T114"><draw:connector draw:type="line" svg:x1="1.83525in" svg:y1="2.4549in" svg:x2="6.38803in" svg:y2="2.43198in" draw:z-index="251668480" draw:id="id30" draw:style-name="a34" draw:name="Rechte verbindingslijn 14" text:anchor-type="paragraph"><svg:title/><svg:desc/></draw:connector></text:span><text:span text:style-name="T115"><draw:connector draw:type="line" svg:x1="1.7991in" svg:y1="2.22622in" svg:x2="6.41299in" svg:y2="2.21511in" draw:z-index="251667456" draw:id="id31" draw:style-name="a35" draw:name="Rechte verbindingslijn 13" text:anchor-type="paragraph"><svg:title/><svg:desc/></draw:connector></text:span><text:span text:style-name="T116"><draw:custom-shape svg:x="6.69014in" svg:y="4.38333in" svg:width="0.3125in" svg:height="0.33681in" draw:z-index="251663360" draw:id="id32" draw:style-name="a36" draw:name="Pijl-omlaag 9" text:anchor-type="paragraph"><svg:title/><svg:desc/><draw:enhanced-geometry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557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21600 * ?f14"/><draw:equation draw:name="f19" draw:formula="?f16 * ?f11"/><draw:equation draw:name="f20" draw:formula="?f19 / 10800"/><draw:equation draw:name="f21" draw:formula="?f17 / ?f14"/><draw:equation draw:name="f22" draw:formula="?f18 / ?f14"/><draw:equation draw:name="f23" draw:formula="?f12 + ?f20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17"><draw:custom-shape svg:x="1.23284in" svg:y="1.50427in" svg:width="7.3in" svg:height="3.38542in" draw:z-index="251661312" draw:id="id33" draw:style-name="a37" draw:name="Afgeronde rechthoek 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18"/>
      <text:p text:style-name="P119"><text:span text:style-name="T120"><draw:custom-shape svg:x="0.09979in" svg:y="0.19972in" svg:width="9.74653in" svg:height="5.78264in" draw:z-index="251689984" draw:id="id34" draw:style-name="a38" draw:name="Rechthoek 32" text:anchor-type="paragraph"><svg:title/><svg:desc/><text:p text:style-name="P121"/><draw:enhanced-geometry draw:type="non-primitive" svg:viewBox="0 0 21600 21600" draw:enhanced-path="M 0 0 L 21600 0 21600 21600 0 21600 Z N"/></draw:custom-shape></text:span><text:span text:style-name="T122"><draw:custom-shape svg:x="0.1967in" svg:y="0.28456in" svg:width="2.42153in" svg:height="0.85417in" draw:z-index="251691008" draw:id="id35" draw:style-name="a39" draw:name="Rechthoek met één afgeschuinde hoek 33" text:anchor-type="paragraph"><svg:title/><svg:desc/><text:p text:style-name="P123">LOGO</text:p><draw:enhanced-geometry draw:path-stretchpoint-x="21600" draw:path-stretchpoint-y="21600" draw:type="non-primitive" svg:viewBox="0 0 21600 21600" draw:enhanced-path="M ?f7 ?f7 L ?f18 ?f7 ?f11 ?f17 ?f11 ?f12 ?f7 ?f12 Z N" draw:text-areas="?f7 ?f19 ?f21 ?f12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124"><text:s text:c="5"/></text:span><text:span text:style-name="T125">HOMEPAGINA</text:span></text:p>
      <text:p text:style-name="P126"><text:span text:style-name="T127"><draw:frame draw:z-index="251702272" draw:id="id36" draw:style-name="a40" draw:name="Tekstvak 45" text:anchor-type="paragraph" svg:x="7.61838in" svg:y="2.97415in" svg:width="1.72153in" svg:height="1.38542in" style:rel-width="scale" style:rel-height="scale"><draw:text-box><text:p text:style-name="Standaard">Open voor toekomst</text:p><text:p text:style-name="Standaard">functies</text:p></draw:text-box><svg:title/><svg:desc/></draw:frame></text:span><text:span text:style-name="T128"><draw:custom-shape svg:x="7.20874in" svg:y="1.52836in" svg:width="2.28889in" svg:height="3.86667in" draw:z-index="251701248" draw:id="id37" draw:style-name="a41" draw:name="Vierkante haken 44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129"><draw:custom-shape svg:x="0.38889in" svg:y="1.37111in" svg:width="6.54167in" svg:height="1.6375in" draw:z-index="251700224" draw:id="id38" draw:style-name="a42" draw:name="Rechthoek 43" text:anchor-type="paragraph"><svg:title/><svg:desc/><text:p text:style-name="P130">Meldingen ( zijn<text:s/>klikbaar en leid naar de ticket of melding )</text:p><draw:enhanced-geometry draw:type="non-primitive" svg:viewBox="0 0 21600 21600" draw:enhanced-path="M 0 0 L 21600 0 21600 21600 0 21600 Z N"/></draw:custom-shape></text:span><text:span text:style-name="T131"><draw:custom-shape svg:x="4.81115in" svg:y="3.11872in" svg:width="1.78264in" svg:height="1.12014in" draw:z-index="251699200" draw:id="id39" draw:style-name="a43" draw:name="Afgeronde rechthoek 41" text:anchor-type="paragraph"><svg:title/><svg:desc/><text:p text:style-name="P132">Archief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3"><draw:custom-shape svg:x="2.72682in" svg:y="3.14282in" svg:width="1.80625in" svg:height="1.09514in" draw:z-index="251698176" draw:id="id40" draw:style-name="a44" draw:name="Afgeronde rechthoek 40" text:anchor-type="paragraph"><svg:title/><svg:desc/><text:p text:style-name="P134">Tickets opzoek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5"><draw:custom-shape svg:x="0.67862in" svg:y="3.11872in" svg:width="1.69792in" svg:height="1.12014in" draw:z-index="251697152" draw:id="id41" draw:style-name="a45" draw:name="Afgeronde rechthoek 39" text:anchor-type="paragraph"><svg:title/><svg:desc/><text:p text:style-name="P136">Ticket</text:p><text:p text:style-name="P137">toevoe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8"><draw:custom-shape svg:x="3.66597in" svg:y="0.51597in" svg:width="1.98681in" svg:height="0.73403in" draw:z-index="251692032" draw:id="id42" draw:style-name="a46" draw:name="Afgeronde rechthoek 34" text:anchor-type="paragraph"><svg:title/><svg:desc/><text:p text:style-name="P139">Dashboard</text:p><text:p text:style-name="P140">Weergeven/verber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1"><draw:connector draw:type="line" svg:x1="5.66657in" svg:y1="0.80547in" svg:x2="9.85824in" svg:y2="0.80547in" draw:z-index="251696128" draw:id="id43" draw:style-name="a47" draw:name="Rechte verbindingslijn 38" text:anchor-type="paragraph"><svg:title/><svg:desc/></draw:connector></text:span><text:span text:style-name="T142"><draw:custom-shape svg:x="7.28103in" svg:y="0.01029in" svg:width="2.19167in" svg:height="0.67431in" draw:z-index="251695104" draw:id="id44" draw:style-name="a48" draw:name="Afgeronde rechthoek 37" text:anchor-type="paragraph"><svg:title/><svg:desc/><text:p text:style-name="P143">In/uitlog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4"><draw:custom-shape svg:x="5.9915in" svg:y="0.87714in" svg:width="3.48056in" svg:height="0.40903in" draw:z-index="251694080" draw:id="id45" draw:style-name="a49" draw:name="Afgeronde rechthoek 36" text:anchor-type="paragraph"><svg:title/><svg:desc/><text:p text:style-name="P145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6"><draw:connector draw:type="line" svg:x1="0.16055in" svg:y1="0.87773in" svg:x2="3.66541in" svg:y2="0.88815in" draw:z-index="251693056" draw:id="id46" draw:style-name="a50" draw:name="Rechte verbindingslijn 35" text:anchor-type="paragraph"><svg:title/><svg:desc/></draw:connector></text:span></text:p>
      <text:h text:style-name="P147" text:outline-level="2"/>
      <text:p text:style-name="P148"/>
      <text:h text:style-name="P149" text:outline-level="2">Ticket invoeren ( alle velden verplicht )</text:h>
      <text:p text:style-name="P150"><text:span text:style-name="T151"><draw:custom-shape svg:x="3.1249in" svg:y="4.59484in" svg:width="0.18056in" svg:height="0.20417in" draw:z-index="251717632" draw:id="id47" draw:style-name="a51" draw:name="Pijl-omlaag 61" text:anchor-type="paragraph"><svg:title/><svg:desc/><draw:enhanced-geometry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20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21600 * ?f14"/><draw:equation draw:name="f19" draw:formula="?f16 * ?f11"/><draw:equation draw:name="f20" draw:formula="?f19 / 10800"/><draw:equation draw:name="f21" draw:formula="?f17 / ?f14"/><draw:equation draw:name="f22" draw:formula="?f18 / ?f14"/><draw:equation draw:name="f23" draw:formula="?f12 + ?f20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52"><draw:connector draw:type="line" svg:x1="3.02897in" svg:y1="4.53482in" svg:x2="3.02897in" svg:y2="4.90774in" draw:z-index="251716608" draw:id="id48" draw:style-name="a52" draw:name="Rechte verbindingslijn 59" text:anchor-type="paragraph"><svg:title/><svg:desc/></draw:connector></text:span><text:span text:style-name="T153"><draw:custom-shape svg:x="0.63492in" svg:y="4.55288in" svg:width="2.69306in" svg:height="0.34931in" draw:z-index="251715584" draw:id="id49" draw:style-name="a53" draw:name="Rechthoek 58" text:anchor-type="paragraph"><svg:title/><svg:desc/><text:p text:style-name="P154">Categorie ( resultaten bij typen )</text:p><draw:enhanced-geometry draw:type="non-primitive" svg:viewBox="0 0 21600 21600" draw:enhanced-path="M 0 0 L 21600 0 21600 21600 0 21600 Z N"/></draw:custom-shape></text:span><text:span text:style-name="T155"><draw:custom-shape svg:x="4.23284in" svg:y="1.69393in" svg:width="3.28889in" svg:height="0.34931in" draw:z-index="251728896" draw:id="id50" draw:style-name="a54" draw:name="Rechthoek 199" text:anchor-type="paragraph"><svg:title/><svg:desc/><text:p text:style-name="P156">trefwoorden</text:p><draw:enhanced-geometry draw:type="non-primitive" svg:viewBox="0 0 21600 21600" draw:enhanced-path="M 0 0 L 21600 0 21600 21600 0 21600 Z N"/></draw:custom-shape></text:span><text:span text:style-name="T157"><draw:custom-shape svg:x="4.13587in" svg:y="2.12833in" svg:width="3.9875in" svg:height="0.83056in" draw:z-index="251714560" draw:id="id51" draw:style-name="a55" draw:name="Rechthoek 57" text:anchor-type="paragraph"><svg:title/><svg:desc/><text:p text:style-name="P158">Problem (tekstvak)</text:p><draw:enhanced-geometry draw:type="non-primitive" svg:viewBox="0 0 21600 21600" draw:enhanced-path="M 0 0 L 21600 0 21600 21600 0 21600 Z N"/></draw:custom-shape></text:span><text:span text:style-name="T159"><draw:custom-shape svg:x="4.14837in" svg:y="2.99485in" svg:width="3.9875in" svg:height="0.92639in" draw:z-index="251720704" draw:id="id52" draw:style-name="a56" draw:name="Rechthoek 192" text:anchor-type="paragraph"><svg:title/><svg:desc/><text:p text:style-name="P160">Potentieele oplossing (tekstvak)</text:p><draw:enhanced-geometry draw:type="non-primitive" svg:viewBox="0 0 21600 21600" draw:enhanced-path="M 0 0 L 21600 0 21600 21600 0 21600 Z N"/></draw:custom-shape></text:span><text:span text:style-name="T161"><draw:custom-shape svg:x="4.15993in" svg:y="3.95868in" svg:width="3.9625in" svg:height="0.91528in" draw:z-index="251722752" draw:id="id53" draw:style-name="a57" draw:name="Rechthoek 194" text:anchor-type="paragraph"><svg:title/><svg:desc/><text:p text:style-name="P162">Commentaar (tekstvak)</text:p><draw:enhanced-geometry draw:type="non-primitive" svg:viewBox="0 0 21600 21600" draw:enhanced-path="M 0 0 L 21600 0 21600 21600 0 21600 Z N"/></draw:custom-shape></text:span><text:span text:style-name="T163"><draw:connector draw:type="line" svg:x1="8.99161in" svg:y1="3.33259in" svg:x2="8.70272in" svg:y2="3.15203in" draw:z-index="251727872" draw:id="id54" draw:style-name="a59" draw:name="Rechte verbindingslijn met pijl 198" text:anchor-type="paragraph"><svg:title/><svg:desc/></draw:connector></text:span><text:span text:style-name="T164"><draw:frame draw:z-index="251726848" draw:id="id55" draw:style-name="a60" draw:name="Tekstvak 2" text:anchor-type="paragraph" svg:x="10.072in" svg:y="3.3875in" svg:width="1.12014in" svg:height="0.8375in" style:rel-width="scale" style:rel-height="scale"><draw:text-box><text:p text:style-name="Standaard">Checkbox</text:p><text:p text:style-name="Standaard">Om definitief te maken</text:p></draw:text-box><svg:title/><svg:desc/></draw:frame></text:span><text:span text:style-name="T165"><draw:custom-shape svg:x="8.26898in" svg:y="2.87487in" svg:width="0.325in" svg:height="0.325in" draw:z-index="251724800" draw:id="id56" draw:style-name="a61" draw:name="Rechthoek 196" text:anchor-type="paragraph"><svg:title/><svg:desc/><text:p text:style-name="P166">v</text:p><draw:enhanced-geometry draw:type="non-primitive" svg:viewBox="0 0 21600 21600" draw:enhanced-path="M 0 0 L 21600 0 21600 21600 0 21600 Z N"/></draw:custom-shape></text:span><text:span text:style-name="T167"><draw:custom-shape svg:x="3.13646in" svg:y="1.52553in" svg:width="0.16806in" svg:height="0.14375in" draw:z-index="251723776" draw:id="id57" draw:style-name="a62" draw:name="Pijl-omlaag 195" text:anchor-type="paragraph"><svg:title/><svg:desc/><draw:enhanced-geometry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21600 * ?f14"/><draw:equation draw:name="f19" draw:formula="?f16 * ?f11"/><draw:equation draw:name="f20" draw:formula="?f19 / 10800"/><draw:equation draw:name="f21" draw:formula="?f17 / ?f14"/><draw:equation draw:name="f22" draw:formula="?f18 / ?f14"/><draw:equation draw:name="f23" draw:formula="?f12 + ?f20"/><draw:equation draw:name="f24" draw:formula="$1 / ?f6"/><draw:equation draw:name="f25" draw:formula="$0 / ?f7"/><draw:handle draw:handle-position="$1 $0" draw:handle-range-x-minimum="0" draw:handle-range-x-maximum="10800" draw:handle-range-y-minimum="0" draw:handle-range-y-maximum="21600"/></draw:enhanced-geometry></draw:custom-shape></text:span><text:span text:style-name="T168"><draw:connector draw:type="line" svg:x1="3.00392in" svg:y1="1.41709in" svg:x2="3.00392in" svg:y2="1.69348in" draw:z-index="251721728" draw:id="id58" draw:style-name="a63" draw:name="Rechte verbindingslijn 193" text:anchor-type="paragraph"><svg:title/><svg:desc/></draw:connector></text:span><text:span text:style-name="T169"><draw:custom-shape svg:x="0.01597in" svg:y="0.03155in" svg:width="9.78264in" svg:height="5.975in" draw:z-index="251704320" draw:id="id59" draw:style-name="a64" draw:name="Afgeronde rechthoek 4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0"><draw:custom-shape svg:x="7.99188in" svg:y="4.99541in" svg:width="1.34931in" svg:height="0.65in" draw:z-index="251719680" draw:id="id60" draw:style-name="a65" draw:name="Afgeronde rechthoek 63" text:anchor-type="paragraph"><svg:title/><svg:desc/><text:p text:style-name="P171">submi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2"><draw:custom-shape svg:x="0.60633in" svg:y="0.97131in" svg:width="2.81806in" svg:height="0.3125in" draw:z-index="251718656" draw:id="id61" draw:style-name="a66" draw:name="Rechthoek 62" text:anchor-type="paragraph"><svg:title/><svg:desc/><text:p text:style-name="P173">Leerlingnummer (niet verplicht)</text:p><draw:enhanced-geometry draw:type="non-primitive" svg:viewBox="0 0 21600 21600" draw:enhanced-path="M 0 0 L 21600 0 21600 21600 0 21600 Z N"/></draw:custom-shape></text:span><text:span text:style-name="T174"><draw:custom-shape svg:x="0.61838in" svg:y="4.15203in" svg:width="2.81806in" svg:height="0.3125in" draw:z-index="251713536" draw:id="id62" draw:style-name="a67" draw:name="Rechthoek 56" text:anchor-type="paragraph"><svg:title/><svg:desc/><text:p text:style-name="P175">stad</text:p><draw:enhanced-geometry draw:type="non-primitive" svg:viewBox="0 0 21600 21600" draw:enhanced-path="M 0 0 L 21600 0 21600 21600 0 21600 Z N"/></draw:custom-shape></text:span><text:span text:style-name="T176"><draw:custom-shape svg:x="0.63007in" svg:y="3.75396in" svg:width="2.80556in" svg:height="0.3in" draw:z-index="251712512" draw:id="id63" draw:style-name="a68" draw:name="Rechthoek 55" text:anchor-type="paragraph"><svg:title/><svg:desc/><text:p text:style-name="P177">email</text:p><draw:enhanced-geometry draw:type="non-primitive" svg:viewBox="0 0 21600 21600" draw:enhanced-path="M 0 0 L 21600 0 21600 21600 0 21600 Z N"/></draw:custom-shape></text:span><text:span text:style-name="T178"><draw:custom-shape svg:x="0.61838in" svg:y="3.35685in" svg:width="2.78125in" svg:height="0.3in" draw:z-index="251711488" draw:id="id64" draw:style-name="a69" draw:name="Rechthoek 54" text:anchor-type="paragraph"><svg:title/><svg:desc/><text:p text:style-name="P179">postcode</text:p><draw:enhanced-geometry draw:type="non-primitive" svg:viewBox="0 0 21600 21600" draw:enhanced-path="M 0 0 L 21600 0 21600 21600 0 21600 Z N"/></draw:custom-shape></text:span><text:span text:style-name="T180"><draw:custom-shape svg:x="0.59375in" svg:y="2.95882in" svg:width="2.83056in" svg:height="0.3in" draw:z-index="251710464" draw:id="id65" draw:style-name="a70" draw:name="Rechthoek 53" text:anchor-type="paragraph"><svg:title/><svg:desc/><text:p text:style-name="P181">adres</text:p><draw:enhanced-geometry draw:type="non-primitive" svg:viewBox="0 0 21600 21600" draw:enhanced-path="M 0 0 L 21600 0 21600 21600 0 21600 Z N"/></draw:custom-shape></text:span><text:span text:style-name="T182"><draw:custom-shape svg:x="0.59429in" svg:y="2.56167in" svg:width="2.81806in" svg:height="0.3125in" draw:z-index="251709440" draw:id="id66" draw:style-name="a71" draw:name="Rechthoek 52" text:anchor-type="paragraph"><svg:title/><svg:desc/><text:p text:style-name="P183">telefoonnummer</text:p><draw:enhanced-geometry draw:type="non-primitive" svg:viewBox="0 0 21600 21600" draw:enhanced-path="M 0 0 L 21600 0 21600 21600 0 21600 Z N"/></draw:custom-shape></text:span><text:span text:style-name="T184"><draw:custom-shape svg:x="0.59429in" svg:y="2.20023in" svg:width="2.81806in" svg:height="0.3in" draw:z-index="251708416" draw:id="id67" draw:style-name="a72" draw:name="Rechthoek 51" text:anchor-type="paragraph"><svg:title/><svg:desc/><text:p text:style-name="P185">voornaam</text:p><draw:enhanced-geometry draw:type="non-primitive" svg:viewBox="0 0 21600 21600" draw:enhanced-path="M 0 0 L 21600 0 21600 21600 0 21600 Z N"/></draw:custom-shape></text:span><text:span text:style-name="T186"><draw:custom-shape svg:x="0.58224in" svg:y="1.80264in" svg:width="2.83056in" svg:height="0.27639in" draw:z-index="251707392" draw:id="id68" draw:style-name="a73" draw:name="Rechthoek 50" text:anchor-type="paragraph"><svg:title/><svg:desc/><text:p text:style-name="P187">achternaam</text:p><draw:enhanced-geometry draw:type="non-primitive" svg:viewBox="0 0 21600 21600" draw:enhanced-path="M 0 0 L 21600 0 21600 21600 0 21600 Z N"/></draw:custom-shape></text:span><text:span text:style-name="T188"><draw:custom-shape svg:x="0.58194in" svg:y="1.40447in" svg:width="2.81806in" svg:height="0.28889in" draw:z-index="251706368" draw:id="id69" draw:style-name="a74" draw:name="Rechthoek 49" text:anchor-type="paragraph"><svg:title/><svg:desc/><text:p text:style-name="P189">Instantie naam</text:p><draw:enhanced-geometry draw:type="non-primitive" svg:viewBox="0 0 21600 21600" draw:enhanced-path="M 0 0 L 21600 0 21600 21600 0 21600 Z N"/></draw:custom-shape></text:span><text:span text:style-name="T190"><draw:custom-shape svg:x="4.1967in" svg:y="0.21227in" svg:width="1.73403in" svg:height="0.69792in" draw:z-index="251705344" draw:id="id70" draw:style-name="a75" draw:name="Rechthoek met één afgeschuinde hoek 48" text:anchor-type="paragraph"><svg:title/><svg:desc/><text:p text:style-name="P191">logo</text:p><draw:enhanced-geometry draw:path-stretchpoint-x="21600" draw:path-stretchpoint-y="21600" draw:type="non-primitive" svg:viewBox="0 0 21600 21600" draw:enhanced-path="M ?f7 ?f7 L ?f18 ?f7 ?f11 ?f17 ?f11 ?f12 ?f7 ?f12 Z N" draw:text-areas="?f7 ?f19 ?f21 ?f12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192"><draw:custom-shape svg:x="0.01597in" svg:y="0.00743in" svg:width="9.83056in" svg:height="6.12014in" draw:z-index="251703296" draw:id="id71" draw:style-name="a76" draw:name="Rechthoek 46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P193"><text:span text:style-name="T194"><draw:custom-shape svg:x="0in" svg:y="0.19454in" svg:width="9.69028in" svg:height="6.11806in" draw:z-index="251729920" draw:id="id72" draw:style-name="a77" draw:name="Rechthoek 71" text:anchor-type="paragraph"><svg:title/><svg:desc/><text:p text:style-name="P195"/><draw:enhanced-geometry draw:type="non-primitive" svg:viewBox="0 0 21600 21600" draw:enhanced-path="M 0 0 L 21600 0 21600 21600 0 21600 Z N"/></draw:custom-shape></text:span><text:span text:style-name="T196"><draw:custom-shape svg:x="7.50407in" svg:y="0.25357in" svg:width="1.85625in" svg:height="0.52292in" draw:z-index="251732992" draw:id="id73" draw:style-name="a78" draw:name="Afgeronde rechthoek 74" text:anchor-type="paragraph"><svg:title/><svg:desc/><text:p text:style-name="P197">In/uitlog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8"><draw:custom-shape svg:x="6.34861in" svg:y="0.86101in" svg:width="3.01181in" svg:height="0.35625in" draw:z-index="251735040" draw:id="id74" draw:style-name="a79" draw:name="Rechthoek 77" text:anchor-type="paragraph"><svg:title/><svg:desc/><text:p text:style-name="P199">menu</text:p><draw:enhanced-geometry draw:type="non-primitive" svg:viewBox="0 0 21600 21600" draw:enhanced-path="M 0 0 L 21600 0 21600 21600 0 21600 Z N"/></draw:custom-shape></text:span><text:span text:style-name="T200"><draw:custom-shape svg:x="0in" svg:y="0.52768in" svg:width="2.19028in" svg:height="0.7375in" draw:z-index="251734016" draw:id="id75" draw:style-name="a80" draw:name="Afgeronde rechthoek 76" text:anchor-type="paragraph"><svg:title/><svg:desc/><text:p text:style-name="P201">Dashboard knop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2"><draw:custom-shape svg:x="0.30149in" svg:y="0.3256in" svg:width="1.96389in" svg:height="0.70139in" draw:z-index="251730944" draw:id="id76" draw:style-name="a81" draw:name="Rechthoek met één afgeschuinde en afgeronde hoek 72" text:anchor-type="paragraph"><svg:title/><svg:desc/><text:p text:style-name="P203">logo</text:p><draw:enhanced-geometry draw:path-stretchpoint-x="21600" draw:path-stretchpoint-y="21600" draw:type="non-primitive" svg:viewBox="0 0 21600 21600" draw:enhanced-path="M ?f23 ?f10 L ?f24 ?f10 ?f17 ?f23 ?f17 ?f18 ?f10 ?f18 ?f10 ?f23 A ?f69 ?f70 ?f71 ?f72 ?f10 ?f23 ?f66 ?f68  W ?f73 ?f74 ?f75 ?f76 ?f10 ?f23 ?f66 ?f68 Z N" draw:text-areas="?f27 ?f27 ?f29 ?f18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16667"/><draw:equation draw:name="f12" draw:formula="?f7 / 21600"/><draw:equation draw:name="f13" draw:formula="?f6 / 21600"/><draw:equation draw:name="f14" draw:formula="21600 * ?f7"/><draw:equation draw:name="f15" draw:formula="21600 * ?f6"/><draw:equation draw:name="f16" draw:formula="min(?f13, ?f12)"/><draw:equation draw:name="f17" draw:formula="?f14 / ?f8"/><draw:equation draw:name="f18" draw:formula="?f15 / ?f8"/><draw:equation draw:name="f19" draw:formula="?f18 - ?f10"/><draw:equation draw:name="f20" draw:formula="?f17 - ?f10"/><draw:equation draw:name="f21" draw:formula="min(?f20, ?f19)"/><draw:equation draw:name="f22" draw:formula="?f21 * ?f11"/><draw:equation draw:name="f23" draw:formula="?f22 / 100000"/><draw:equation draw:name="f24" draw:formula="?f17 - ?f23"/><draw:equation draw:name="f25" draw:formula="?f23 * 29289"/><draw:equation draw:name="f26" draw:formula="?f23 * ?f16"/><draw:equation draw:name="f27" draw:formula="?f25 / 100000"/><draw:equation draw:name="f28" draw:formula="?f24 + ?f17"/><draw:equation draw:name="f29" draw:formula="?f28 / 2"/><draw:equation draw:name="f30" draw:formula="21550000 - ?f1"/><draw:equation draw:name="f31" draw:formula="if(?f30, ?f1, 21550000)"/><draw:equation draw:name="f32" draw:formula="-21550000 - ?f31"/><draw:equation draw:name="f33" draw:formula="if(?f32, -21550000, ?f31)"/><draw:equation draw:name="f34" draw:formula="?f0 + ?f33"/><draw:equation draw:name="f35" draw:formula="?f0 + ?f1"/><draw:equation draw:name="f36" draw:formula="?f35 * ?f9 / ?f0"/><draw:equation draw:name="f37" draw:formula="0 - ?f36"/><draw:equation draw:name="f38" draw:formula="cos(?f37)"/><draw:equation draw:name="f39" draw:formula="0 - ?f38"/><draw:equation draw:name="f40" draw:formula="?f39 * ?f26"/><draw:equation draw:name="f41" draw:formula="sin(?f37)"/><draw:equation draw:name="f42" draw:formula="0 - ?f41"/><draw:equation draw:name="f43" draw:formula="?f42 * ?f26"/><draw:equation draw:name="f44" draw:formula="sqrt(?f40 * ?f40 + ?f43 * ?f43 + 0 * 0)"/><draw:equation draw:name="f45" draw:formula="?f26 * ?f26 / ?f44"/><draw:equation draw:name="f46" draw:formula="?f42 * ?f45"/><draw:equation draw:name="f47" draw:formula="?f10 - ?f46"/><draw:equation draw:name="f48" draw:formula="?f39 * ?f45"/><draw:equation draw:name="f49" draw:formula="?f23 - ?f48"/><draw:equation draw:name="f50" draw:formula="?f47 - ?f26"/><draw:equation draw:name="f51" draw:formula="?f49 - ?f26"/><draw:equation draw:name="f52" draw:formula="?f47 + ?f26"/><draw:equation draw:name="f53" draw:formula="?f49 + ?f26"/><draw:equation draw:name="f54" draw:formula="?f34 + ?f1"/><draw:equation draw:name="f55" draw:formula="?f54 * ?f9 / ?f0"/><draw:equation draw:name="f56" draw:formula="0 - ?f55"/><draw:equation draw:name="f57" draw:formula="cos(?f56)"/><draw:equation draw:name="f58" draw:formula="0 - ?f57"/><draw:equation draw:name="f59" draw:formula="?f58 * ?f26"/><draw:equation draw:name="f60" draw:formula="sin(?f56)"/><draw:equation draw:name="f61" draw:formula="0 - ?f60"/><draw:equation draw:name="f62" draw:formula="?f61 * ?f26"/><draw:equation draw:name="f63" draw:formula="sqrt(?f59 * ?f59 + ?f62 * ?f62 + 0 * 0)"/><draw:equation draw:name="f64" draw:formula="?f26 * ?f26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10, ?f50)"/><draw:equation draw:name="f70" draw:formula="if(?f33, ?f23, ?f51)"/><draw:equation draw:name="f71" draw:formula="if(?f33, ?f10, ?f52)"/><draw:equation draw:name="f72" draw:formula="if(?f33, ?f23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text:span><text:span text:style-name="T204"><draw:frame draw:z-index="251742208" draw:id="id77" draw:style-name="a82" draw:name="Tekstvak 84" text:anchor-type="paragraph" svg:x="5.59931in" svg:y="4.71835in" svg:width="3.76042in" svg:height="1.23681in" style:rel-width="scale" style:rel-height="scale"><draw:text-box><text:p text:style-name="Standaard">Knoppen. Bijv:</text:p><text:p text:style-name="Standaard">Opslaan, afronden, etc</text:p></draw:text-box><svg:title/><svg:desc/></draw:frame></text:span><text:span text:style-name="T205"><draw:custom-shape svg:x="5.39692in" svg:y="4.65883in" svg:width="4.01042in" svg:height="1.36875in" draw:z-index="251741184" draw:id="id78" draw:style-name="a83" draw:name="Vierkante haken 8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206"><draw:frame draw:z-index="251740160" draw:id="id79" draw:style-name="a84" draw:name="Tekstvak 81" text:anchor-type="paragraph" svg:x="0.53978in" svg:y="5.13502in" svg:width="4.49931in" svg:height="0.7375in" style:rel-width="scale" style:rel-height="scale"><draw:text-box><text:p text:style-name="P207">Funties voor ticket bijv.</text:p><text:p text:style-name="P208">Knoppen voor doorsturen,behandelen etc</text:p><text:p text:style-name="P209"/></draw:text-box><svg:title/><svg:desc/></draw:frame></text:span><text:span text:style-name="T210"><draw:custom-shape svg:x="0.3374in" svg:y="5.0755in" svg:width="4.83264in" svg:height="0.95139in" draw:z-index="251738112" draw:id="id80" draw:style-name="a85" draw:name="Vierkante haken 80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211"><draw:custom-shape svg:x="0.30169in" svg:y="3.50407in" svg:width="4.86806in" svg:height="1.51181in" draw:z-index="251737088" draw:id="id81" draw:style-name="a86" draw:name="Rechthoek 79" text:anchor-type="paragraph"><svg:title/><svg:desc/><text:p text:style-name="P212">Tekstveld met logs</text:p><draw:enhanced-geometry draw:type="non-primitive" svg:viewBox="0 0 21600 21600" draw:enhanced-path="M 0 0 L 21600 0 21600 21600 0 21600 Z N"/></draw:custom-shape></text:span><text:span text:style-name="T213"><draw:custom-shape svg:x="5.27788in" svg:y="3.50407in" svg:width="4.13056in" svg:height="0.96389in" draw:z-index="251736064" draw:id="id82" draw:style-name="a87" draw:name="Afgeronde rechthoek 78" text:anchor-type="paragraph"><svg:title/><svg:desc/><text:p text:style-name="P214">Tekstveld met commentaar van klan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15"><draw:custom-shape svg:x="0in" svg:y="1.24216in" svg:width="9.11806in" svg:height="2.11875in" draw:z-index="251731968" draw:id="id83" draw:style-name="a88" draw:name="Afgeronde rechthoek 73" text:anchor-type="paragraph"><svg:title/><svg:desc/><text:p text:style-name="P216">Gegevens ticke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17">Ticket behandelen</text:span></text:p>
      <text:p text:style-name="P218"/>
      <text:p text:style-name="P219"/>
      <text:p text:style-name="P220"/>
      <text:p text:style-name="P221"/>
      <text:p text:style-name="P222"/>
      <text:p text:style-name="P223"/>
      <text:soft-page-break/>
      <text:p text:style-name="P224"><text:span text:style-name="T225"><draw:connector draw:type="line" svg:x1="0.26597in" svg:y1="2.63492in" svg:x2="7.325in" svg:y2="2.62312in" draw:z-index="251760640" draw:id="id84" draw:style-name="a89" draw:name="Rechte verbindingslijn 97" text:anchor-type="paragraph"><svg:title/><svg:desc/></draw:connector></text:span><text:span text:style-name="T226"><draw:connector draw:type="line" svg:x1="0.12311in" svg:y1="2.13472in" svg:x2="7.44395in" svg:y2="2.13472in" draw:z-index="251752448" draw:id="id85" draw:style-name="a90" draw:name="Rechte verbindingslijn 89" text:anchor-type="paragraph"><svg:title/><svg:desc/></draw:connector></text:span><text:span text:style-name="T227"><draw:connector draw:type="line" svg:x1="0.14692in" svg:y1="2.40863in" svg:x2="7.45595in" svg:y2="2.40863in" draw:z-index="251759616" draw:id="id86" draw:style-name="a91" draw:name="Rechte verbindingslijn 96" text:anchor-type="paragraph"><svg:title/><svg:desc/></draw:connector></text:span><text:span text:style-name="T228"><draw:custom-shape svg:x="0.30169in" svg:y="5.61121in" svg:width="7.29722in" svg:height="0.94028in" draw:z-index="251758592" draw:id="id87" draw:style-name="a92" draw:name="Rechthoek 95" text:anchor-type="paragraph"><svg:title/><svg:desc/><text:p text:style-name="P229">footer</text:p><draw:enhanced-geometry draw:type="non-primitive" svg:viewBox="0 0 21600 21600" draw:enhanced-path="M 0 0 L 21600 0 21600 21600 0 21600 Z N"/></draw:custom-shape></text:span><text:span text:style-name="T230"><draw:frame draw:z-index="251757568" draw:id="id88" draw:style-name="a93" draw:name="Tekstvak 94" text:anchor-type="paragraph" svg:x="8.12311in" svg:y="2.13502in" svg:width="1.44028in" svg:height="3.92847in" style:rel-width="scale" style:rel-height="scale"><draw:text-box><text:p text:style-name="Standaard">Geavenceerd sorteren</text:p><text:p text:style-name="Standaard"/><text:p text:style-name="Standaard"/><text:p text:style-name="Standaard">Zoeken op</text:p><text:p text:style-name="Standaard"/><text:p text:style-name="Standaard"/><text:p text:style-name="Standaard"/><text:p text:style-name="Standaard">etc</text:p><text:p text:style-name="Standaard"/><text:p text:style-name="Standaard"/><text:p text:style-name="Standaard"/></draw:text-box><svg:title/><svg:desc/></draw:frame></text:span><text:span text:style-name="T231"><draw:custom-shape svg:x="7.99216in" svg:y="1.76587in" svg:width="1.72569in" svg:height="4.46389in" draw:z-index="251756544" draw:id="id89" draw:style-name="a94" draw:name="Vierkante haken 93" text:anchor-type="paragraph"><svg:title/><svg:desc/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232"><draw:custom-shape svg:x="6.40883in" svg:y="0.98026in" svg:width="3.36875in" svg:height="0.38056in" draw:z-index="251755520" draw:id="id90" draw:style-name="a95" draw:name="Rechthoek 92" text:anchor-type="paragraph"><svg:title/><svg:desc/><text:p text:style-name="P233">menu</text:p><draw:enhanced-geometry draw:type="non-primitive" svg:viewBox="0 0 21600 21600" draw:enhanced-path="M 0 0 L 21600 0 21600 21600 0 21600 Z N"/></draw:custom-shape></text:span><text:span text:style-name="T234"><draw:custom-shape svg:x="7.68264in" svg:y="0.38502in" svg:width="2.11875in" svg:height="0.53542in" draw:z-index="251754496" draw:id="id91" draw:style-name="a96" draw:name="Afgeronde rechthoek 91" text:anchor-type="paragraph"><svg:title/><svg:desc/><text:p text:style-name="P235">inlog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36"><draw:custom-shape svg:x="0.03978in" svg:y="0.3374in" svg:width="2.53542in" svg:height="0.71389in" draw:z-index="251753472" draw:id="id92" draw:style-name="a97" draw:name="Rechthoek 90" text:anchor-type="paragraph"><svg:title/><svg:desc/><text:p text:style-name="P237">logo</text:p><draw:enhanced-geometry draw:type="non-primitive" svg:viewBox="0 0 21600 21600" draw:enhanced-path="M 0 0 L 21600 0 21600 21600 0 21600 Z N"/></draw:custom-shape></text:span><text:span text:style-name="T238"><draw:custom-shape svg:x="0in" svg:y="1.20615in" svg:width="7.7375in" svg:height="4.07083in" draw:z-index="251749376" draw:id="id93" draw:style-name="a98" draw:name="Rechthoek 86" text:anchor-type="paragraph"><svg:title/><svg:desc/><draw:enhanced-geometry draw:type="non-primitive" svg:viewBox="0 0 21600 21600" draw:enhanced-path="M 0 0 L 21600 0 21600 21600 0 21600 Z N"/></draw:custom-shape></text:span><text:span text:style-name="T239"><draw:connector draw:type="line" svg:x1="0.17073in" svg:y1="1.93264in" svg:x2="7.52768in" svg:y2="1.95625in" draw:z-index="251751424" draw:id="id94" draw:style-name="a99" draw:name="Rechte verbindingslijn 88" text:anchor-type="paragraph"><svg:title/><svg:desc/></draw:connector></text:span><text:span text:style-name="T240"><draw:frame draw:z-index="251750400" draw:id="id95" draw:style-name="a100" draw:name="Tekstvak 87" text:anchor-type="paragraph" svg:x="0.09931in" svg:y="1.25407in" svg:width="7.52361in" svg:height="0.51181in" style:rel-width="scale" style:rel-height="scale"><draw:text-box><text:p text:style-name="P241">Ticketnummer- <text:s/>problem <text:s text:c="26"/>- <text:s text:c="2"/>status <text:s text:c="9"/>- <text:s text:c="2"/>bevind zich in <text:s text:c="4"/>- <text:s/>datum <text:s text:c="3"/>- <text:s text:c="5"/>… <text:s text:c="14"/>… <text:s text:c="10"/>…</text:p></draw:text-box><svg:title/><svg:desc/></draw:frame></text:span><text:span text:style-name="T242"><draw:custom-shape svg:x="-0.13849in" svg:y="0.22986in" svg:width="10.03542in" svg:height="6.30903in" draw:z-index="251748352" draw:id="id96" draw:style-name="a101" draw:name="Rechthoek 85" text:anchor-type="paragraph"><svg:title/><svg:desc/><text:p text:style-name="P243"/><draw:enhanced-geometry draw:type="non-primitive" svg:viewBox="0 0 21600 21600" draw:enhanced-path="M 0 0 L 21600 0 21600 21600 0 21600 Z N"/></draw:custom-shape></text:span><text:span text:style-name="T244">Tickets pagina</text:span></text:p>
      <text:p text:style-name="P245"/>
      <text:p text:style-name="P246"/>
      <text:h text:style-name="P247" text:outline-level="1"><text:bookmark-start text:name="_Toc467828125"/>Functioneel ontwerp<text:bookmark-end text:name="_Toc467828125"/></text:h>
      <text:h text:style-name="P248" text:outline-level="2">USE-CASE<text:s/>1</text:h>
      <text:p text:style-name="Standaard"><text:span text:style-name="T249">1</text:span><text:span text:style-name="T250">ste</text:span><text:span text:style-name="T251"><text:s/>lijn registreert gegevens van de klant en vult de ticket verder aan.</text:span></text:p>
      <text:p text:style-name="P252">Als ticket is aangemaakt, dan wordt er een bevestiging gestuurd naar de klant.</text:p>
      <text:p text:style-name="P253">Ticket staat vanaf dan open voor<text:s/>behandeling.</text:p>
      <text:p text:style-name="Standaard"><text:span text:style-name="T254">1</text:span><text:span text:style-name="T255">ste</text:span><text:span text:style-name="T256"><text:s/>lijn kan nu de ticket selecteren en in behandeling nemen</text:span></text:p>
      <text:p text:style-name="Standaard"><text:span text:style-name="T257">1</text:span><text:span text:style-name="T258">ste</text:span><text:span text:style-name="T259"><text:s/>lijn behandeld de ticket en heeft de mogelijkheid om de ticket door te sturen naar de 2</text:span><text:span text:style-name="T260">de</text:span><text:span text:style-name="T261"><text:s/>lijn</text:span></text:p>
      <text:p text:style-name="Standaard"><text:span text:style-name="T262">En de 2</text:span><text:span text:style-name="T263">de</text:span><text:span text:style-name="T264"><text:s/>naar de 3</text:span><text:span text:style-name="T265">de</text:span><text:span text:style-name="T266"><text:s/></text:span></text:p>
      <text:p text:style-name="P267">Als ticket na een tijdslimiet niet behandeld is komt er een melding in het dashboard.</text:p>
      <text:p text:style-name="Standaard"><text:span text:style-name="T268">Zodra de ticket is voltooid of niet gemaakt kan worden, word de klant opgebeld door de 1</text:span><text:span text:style-name="T269">ste</text:span><text:span text:style-name="T270"><text:s/>lijn</text:span></text:p>
      <text:p text:style-name="P271">En word de ticket bewaard.</text:p>
      <text:p text:style-name="Standaard"><text:span text:style-name="T272">Als er na drie keer geen gehoor is. dan word er een email verstuurd vanaf de 1</text:span><text:span text:style-name="T273">ste</text:span><text:span text:style-name="T274"><text:s/>lijn.</text:span></text:p>
      <text:p text:style-name="P275"/>
      <text:p text:style-name="P276"/>
      <text:soft-page-break/>
      <text:h text:style-name="Kop2" text:outline-level="2">Use-case<text:s/>description</text:h>
      <text:p text:style-name="Standaard"/>
      <text:p text:style-name="Standaard">Naam: Ticketsystem</text:p>
      <text:p text:style-name="Standaard"/>
      <text:p text:style-name="Standaard">Aanleiding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7"><text:span text:style-name="T278">1</text:span><text:span text:style-name="T279">ste</text:span><text:span text:style-name="T280"><text:s/>lijn voert gegevens in en maakt ticket</text:span></text:p>
                    </text:list-item>
                    <text:list-item>
                      <text:p text:style-name="P281"><text:span text:style-name="T282">1</text:span><text:span text:style-name="T283">ste</text:span><text:span text:style-name="T284"><text:s/>lijn behandelt ticket en heeft de mogelijkheid om tickets door te sluizen</text:span></text:p>
                    </text:list-item>
                    <text:list-item>
                      <text:p text:style-name="P285"><text:span text:style-name="T286">1</text:span><text:span text:style-name="T287">ste</text:span><text:span text:style-name="T288"><text:s/>lijn contacteerd klant.</text:span></text:p>
                    </text:list-item>
                    <text:list-item>
                      <text:p text:style-name="P289">Ticket word bewaard.</text:p>
                    </text:list-item>
                  </text:list>
                </text:list-item>
              </text:list>
            </text:list-item>
          </text:list>
        </text:list-item>
      </text:list>
      <text:p text:style-name="P290">Actoren:</text:p>
      <text:p text:style-name="P291"/>
      <text:p text:style-name="P292"><text:tab/><text:tab/><text:tab/><text:tab/>Admin</text:p>
      <text:p text:style-name="Standaard"><text:span text:style-name="T293"><text:tab/></text:span><text:span text:style-name="T294"><text:tab/></text:span><text:span text:style-name="T295"><text:tab/></text:span><text:span text:style-name="T296"><text:tab/>1</text:span><text:span text:style-name="T297">ste</text:span><text:span text:style-name="T298"><text:s/>lijn, 2</text:span><text:span text:style-name="T299">de</text:span><text:span text:style-name="T300"><text:s/>lijn, 3</text:span><text:span text:style-name="T301">de</text:span><text:span text:style-name="T302"><text:s/>lijn</text:span></text:p>
      <text:p text:style-name="P303"><text:tab/><text:tab/><text:tab/><text:tab/>database</text:p>
      <text:p text:style-name="P304"/>
      <text:p text:style-name="P305">doel:</text:p>
      <text:p text:style-name="P306"/>
      <text:list text:style-name="LFO1" text:continue-numbering="true">
        <text:list-item>
          <text:p text:style-name="P307">Leerlingen van niveau 2,3,4 kunnen aanmelden</text:p>
        </text:list-item>
        <text:list-item>
          <text:p text:style-name="P308"><text:span text:style-name="T309">Leerlingen van niveau 2 kunnen tickets aanmaken ( 1</text:span><text:span text:style-name="T310">ste</text:span><text:span text:style-name="T311"><text:s/>lijn )</text:span></text:p>
        </text:list-item>
        <text:list-item>
          <text:p text:style-name="P312"><text:span text:style-name="T313">1</text:span><text:span text:style-name="T314">ste</text:span><text:span text:style-name="T315"><text:s/>lijn kan tickets doorsluizen naar een hogere lijn</text:span></text:p>
        </text:list-item>
        <text:list-item>
          <text:p text:style-name="P316">Zowel 1,2 en 3 kunne tickets in behandelen mits het is doorgezet</text:p>
        </text:list-item>
        <text:list-item>
          <text:p text:style-name="P317">3 en 2 kunnen tickets terug sturen naar 1</text:p>
        </text:list-item>
        <text:list-item>
          <text:p text:style-name="P318">Alleen lijn 1 kan contact opnemen met klant</text:p>
        </text:list-item>
        <text:list-item>
          <text:p text:style-name="P319">Iedereen die gebruikt maakt van het systeem kan alle tickets inzien</text:p>
        </text:list-item>
        <text:list-item>
          <text:p text:style-name="P320">Alleen admin kan tickets verwijderen.</text:p>
        </text:list-item>
        <text:list-item>
          <text:p text:style-name="P321"><text:span text:style-name="T322">1</text:span><text:span text:style-name="T323">ste</text:span><text:span text:style-name="T324"><text:s/>lijn is altijd verantwoordelijk voor de afhandeling</text:span><text:span text:style-name="T325"><text:s/>van de ticket</text:span></text:p>
        </text:list-item>
        <text:list-item>
          <text:p text:style-name="P326">1stelijn controleert of ticket is behandeld</text:p>
        </text:list-item>
        <text:list-item>
          <text:p text:style-name="P327">Alles wordt in log bijgehouden</text:p>
        </text:list-item>
      </text:list>
      <text:p text:style-name="P328"/>
      <text:p text:style-name="P329"/>
      <text:p text:style-name="P330">Beschrijving:</text:p>
      <text:p text:style-name="P331">1.Mederwerker<text:s/>kan een ticket aanmaken</text:p>
      <text:p text:style-name="P332">2.kan een ticket doorsluizen</text:p>
      <text:p text:style-name="P333">3.andere lijnen kunnen tickets terugsturen</text:p>
      <text:soft-page-break/>
      <text:p text:style-name="Standaard"><text:span text:style-name="T334">4.<text:s/></text:span><text:span text:style-name="T335">1</text:span><text:span text:style-name="T336">ste</text:span><text:span text:style-name="T337"><text:s/>lijn kan voltooide muziek</text:span></text:p>
      <text:p text:style-name="P338">5.</text:p>
      <text:p text:style-name="P339"/>
      <text:p text:style-name="P340"/>
      <text:p text:style-name="P3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en" fo:country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en" fo:country="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5%"/>
      <style:text-properties fo:language="nl" fo:country="NL"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 fo:language="en" fo:country="US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27" svg:viewBox="0 0 20 30" svg:d="m10 0-10 30h20z"/>
    <draw:marker draw:name="a7" svg:viewBox="0 0 20 30" svg:d="m10 0-10 30h20z"/>
    <draw:marker draw:name="a16" svg:viewBox="0 0 20 30" svg:d="m10 0-10 30h20z"/>
    <draw:marker draw:name="a58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ardalinea-lettertype" style:family="text">
      <style:text-properties fo:language="nl" fo:country="NL" style:language-asian="nl" style:country-asian="NL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style:font-name="Calibri Light" style:font-name-asian="Times New Roman" fo:font-size="24pt" style:font-size-asian="24pt" style:font-size-complex="24pt" fo:language="nl" fo:country="NL"/>
    </style:style>
    <style:style style:name="P5" style:parent-style-name="Voettekst" style:family="paragraph">
      <style:text-properties fo:language="nl" fo:country="NL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Koptekst"><text:span text:style-name="T2"><draw:custom-shape svg:x="0in" svg:y="0in" svg:width="0.83264in" svg:height="0.97917in" draw:z-index="251659264" draw:id="id0" draw:style-name="a0" draw:name="Rechthoek 2" text:anchor-type="paragraph"><svg:title/><svg:desc/><text:p text:style-name="P3"><text:span text:style-name="T4"><text:page-number text:fixed="false">15</text:page-number></text:span></text:p><draw:enhanced-geometry draw:type="non-primitive" svg:viewBox="0 0 21600 21600" draw:enhanced-path="M 0 0 L 21600 0 21600 21600 0 21600 Z N"/></draw:custom-shape></text:span></text:p>
      </style:header>
      <style:footer>
        <text:p text:style-name="P5">Documentatie TicketSystem door Naomi, Rick en Robby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icketsysteem</dc:title>
    <dc:description/>
    <dc:subject>project scrum / wordpress</dc:subject>
    <meta:initial-creator>Naomi, Rick &amp;Robby</meta:initial-creator>
    <dc:creator>Robby van der Linden</dc:creator>
    <meta:creation-date>2016-11-24T13:26:00Z</meta:creation-date>
    <dc:date>2016-11-29T09:10:00Z</dc:date>
    <meta:template xlink:href="Normal" xlink:type="simple"/>
    <meta:editing-cycles>5</meta:editing-cycles>
    <meta:editing-duration>PT13500S</meta:editing-duration>
    <meta:document-statistic meta:page-count="15" meta:paragraph-count="8" meta:word-count="649" meta:character-count="4212" meta:row-count="29" meta:non-whitespace-character-count="3571"/>
  </office:meta>
</office:document-meta>
</file>